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Luegestütz">
      <style:table-properties table:display="true" style:writing-mode="lr-tb"/>
    </style:style>
    <style:style style:name="ce1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egestütz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date" office:date-value="2018-09-13T21:34:08">
            <text:p>2018-09-13 21:34:08</text:p>
          </table:table-cell>
          <table:table-cell table:style-name="ce2" office:value-type="string">
            <text:p>Start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9-13T21:35:10">
            <text:p>2018-09-13 21:35:10</text:p>
          </table:table-cell>
          <table:table-cell table:style-name="ce2" office:value-type="string">
            <text:p>End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Zeit (Sek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|V|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Ay</text:p>
          </table:table-cell>
          <table:table-cell table:style-name="ce2" office:value-type="string">
            <text:p>MAz</text:p>
          </table:table-cell>
          <table:table-cell table:style-name="ce2" office:value-type="string">
            <text:p>MAv</text:p>
          </table:table-cell>
          <table:table-cell table:number-columns-repeated="1015"/>
        </table:table-row>
        <table:table-row table:style-name="ro1">
          <table:table-cell table:style-name="ce2" office:value-type="float" office:value="25.958">
            <text:p>25,958</text:p>
          </table:table-cell>
          <table:table-cell table:style-name="ce2" office:value-type="float" office:value="-0.08111">
            <text:p>-0,08111</text:p>
          </table:table-cell>
          <table:table-cell table:style-name="ce2" office:value-type="float" office:value="4.099037">
            <text:p>4,099037</text:p>
          </table:table-cell>
          <table:table-cell table:style-name="ce2" office:value-type="float" office:value="6.202374">
            <text:p>6,202374</text:p>
          </table:table-cell>
          <table:table-cell table:style-name="ce2" office:value-type="float" office:value="7.434926">
            <text:p>7,434926</text:p>
          </table:table-cell>
          <table:table-cell table:style-name="ce2" office:value-type="float" office:value="-0.383">
            <text:p>-0,383</text:p>
          </table:table-cell>
          <table:table-cell table:style-name="ce2" office:value-type="float" office:value="3.651">
            <text:p>3,651</text:p>
          </table:table-cell>
          <table:table-cell table:style-name="ce2" office:value-type="float" office:value="7.028">
            <text:p>7,028</text:p>
          </table:table-cell>
          <table:table-cell table:style-name="ce2" office:value-type="float" office:value="7.961">
            <text:p>7,961</text:p>
          </table:table-cell>
          <table:table-cell table:number-columns-repeated="1015"/>
        </table:table-row>
        <table:table-row table:style-name="ro1">
          <table:table-cell table:style-name="ce2" office:value-type="float" office:value="25.978">
            <text:p>25,978</text:p>
          </table:table-cell>
          <table:table-cell table:style-name="ce2" office:value-type="float" office:value="-0.606027">
            <text:p>-0,606027</text:p>
          </table:table-cell>
          <table:table-cell table:style-name="ce2" office:value-type="float" office:value="4.093346">
            <text:p>4,093346</text:p>
          </table:table-cell>
          <table:table-cell table:style-name="ce2" office:value-type="float" office:value="4.771348">
            <text:p>4,771348</text:p>
          </table:table-cell>
          <table:table-cell table:style-name="ce2" office:value-type="float" office:value="6.315735">
            <text:p>6,315735</text:p>
          </table:table-cell>
          <table:table-cell table:style-name="ce2" office:value-type="float" office:value="-0.386">
            <text:p>-0,386</text:p>
          </table:table-cell>
          <table:table-cell table:style-name="ce2" office:value-type="float" office:value="3.908">
            <text:p>3,908</text:p>
          </table:table-cell>
          <table:table-cell table:style-name="ce2" office:value-type="float" office:value="6.265">
            <text:p>6,265</text:p>
          </table:table-cell>
          <table:table-cell table:style-name="ce2" office:value-type="float" office:value="7.435">
            <text:p>7,435</text:p>
          </table:table-cell>
          <table:table-cell table:number-columns-repeated="1015"/>
        </table:table-row>
        <table:table-row table:style-name="ro1">
          <table:table-cell table:style-name="ce2" office:value-type="float" office:value="25.998">
            <text:p>25,998</text:p>
          </table:table-cell>
          <table:table-cell table:style-name="ce2" office:value-type="float" office:value="-0.913385">
            <text:p>-0,913385</text:p>
          </table:table-cell>
          <table:table-cell table:style-name="ce2" office:value-type="float" office:value="3.301689">
            <text:p>3,301689</text:p>
          </table:table-cell>
          <table:table-cell table:style-name="ce2" office:value-type="float" office:value="3.66004">
            <text:p>3,66004</text:p>
          </table:table-cell>
          <table:table-cell table:style-name="ce2" office:value-type="float" office:value="5.013115">
            <text:p>5,013115</text:p>
          </table:table-cell>
          <table:table-cell table:style-name="ce2" office:value-type="float" office:value="-0.473">
            <text:p>-0,473</text:p>
          </table:table-cell>
          <table:table-cell table:style-name="ce2" office:value-type="float" office:value="3.904">
            <text:p>3,904</text:p>
          </table:table-cell>
          <table:table-cell table:style-name="ce2" office:value-type="float" office:value="5.345">
            <text:p>5,345</text:p>
          </table:table-cell>
          <table:table-cell table:style-name="ce2" office:value-type="float" office:value="6.669">
            <text:p>6,669</text:p>
          </table:table-cell>
          <table:table-cell table:number-columns-repeated="1015"/>
        </table:table-row>
        <table:table-row table:style-name="ro1">
          <table:table-cell table:style-name="ce2" office:value-type="float" office:value="26.019">
            <text:p>26,019</text:p>
          </table:table-cell>
          <table:table-cell table:style-name="ce2" office:value-type="float" office:value="-0.499338">
            <text:p>-0,499338</text:p>
          </table:table-cell>
          <table:table-cell table:style-name="ce2" office:value-type="float" office:value="1.625893">
            <text:p>1,625893</text:p>
          </table:table-cell>
          <table:table-cell table:style-name="ce2" office:value-type="float" office:value="2.235819">
            <text:p>2,235819</text:p>
          </table:table-cell>
          <table:table-cell table:style-name="ce2" office:value-type="float" office:value="2.809226">
            <text:p>2,809226</text:p>
          </table:table-cell>
          <table:table-cell table:style-name="ce2" office:value-type="float" office:value="-0.525">
            <text:p>-0,525</text:p>
          </table:table-cell>
          <table:table-cell table:style-name="ce2" office:value-type="float" office:value="3.28">
            <text:p>3,28</text:p>
          </table:table-cell>
          <table:table-cell table:style-name="ce2" office:value-type="float" office:value="4.217">
            <text:p>4,217</text:p>
          </table:table-cell>
          <table:table-cell table:style-name="ce2" office:value-type="float" office:value="5.393">
            <text:p>5,393</text:p>
          </table:table-cell>
          <table:table-cell table:number-columns-repeated="1015"/>
        </table:table-row>
        <table:table-row table:style-name="ro1">
          <table:table-cell table:style-name="ce2" office:value-type="float" office:value="26.039">
            <text:p>26,039</text:p>
          </table:table-cell>
          <table:table-cell table:style-name="ce2" office:value-type="float" office:value="0.089636">
            <text:p>0,089636</text:p>
          </table:table-cell>
          <table:table-cell table:style-name="ce2" office:value-type="float" office:value="-0.418221">
            <text:p>-0,418221</text:p>
          </table:table-cell>
          <table:table-cell table:style-name="ce2" office:value-type="float" office:value="2.144054">
            <text:p>2,144054</text:p>
          </table:table-cell>
          <table:table-cell table:style-name="ce2" office:value-type="float" office:value="2.1863">
            <text:p>2,1863</text:p>
          </table:table-cell>
          <table:table-cell table:style-name="ce2" office:value-type="float" office:value="-0.482">
            <text:p>-0,482</text:p>
          </table:table-cell>
          <table:table-cell table:style-name="ce2" office:value-type="float" office:value="2.151">
            <text:p>2,151</text:p>
          </table:table-cell>
          <table:table-cell table:style-name="ce2" office:value-type="float" office:value="3.203">
            <text:p>3,203</text:p>
          </table:table-cell>
          <table:table-cell table:style-name="ce2" office:value-type="float" office:value="4.081">
            <text:p>4,081</text:p>
          </table:table-cell>
          <table:table-cell table:number-columns-repeated="1015"/>
        </table:table-row>
        <table:table-row table:style-name="ro1">
          <table:table-cell table:style-name="ce2" office:value-type="float" office:value="26.062">
            <text:p>26,062</text:p>
          </table:table-cell>
          <table:table-cell table:style-name="ce2" office:value-type="float" office:value="0.531592">
            <text:p>0,531592</text:p>
          </table:table-cell>
          <table:table-cell table:style-name="ce2" office:value-type="float" office:value="-1.836861">
            <text:p>-1,836861</text:p>
          </table:table-cell>
          <table:table-cell table:style-name="ce2" office:value-type="float" office:value="2.020371">
            <text:p>2,020371</text:p>
          </table:table-cell>
          <table:table-cell table:style-name="ce2" office:value-type="float" office:value="2.781824">
            <text:p>2,781824</text:p>
          </table:table-cell>
          <table:table-cell table:style-name="ce2" office:value-type="float" office:value="-0.198">
            <text:p>-0,198</text:p>
          </table:table-cell>
          <table:table-cell table:style-name="ce2" office:value-type="float" office:value="0.668">
            <text:p>0,668</text:p>
          </table:table-cell>
          <table:table-cell table:style-name="ce2" office:value-type="float" office:value="2.515">
            <text:p>2,515</text:p>
          </table:table-cell>
          <table:table-cell table:style-name="ce2" office:value-type="float" office:value="3.198">
            <text:p>3,198</text:p>
          </table:table-cell>
          <table:table-cell table:number-columns-repeated="1015"/>
        </table:table-row>
        <table:table-row table:style-name="ro1">
          <table:table-cell table:style-name="ce2" office:value-type="float" office:value="26.092">
            <text:p>26,092</text:p>
          </table:table-cell>
          <table:table-cell table:style-name="ce2" office:value-type="float" office:value="-0.395044">
            <text:p>-0,395044</text:p>
          </table:table-cell>
          <table:table-cell table:style-name="ce2" office:value-type="float" office:value="-0.221458">
            <text:p>-0,221458</text:p>
          </table:table-cell>
          <table:table-cell table:style-name="ce2" office:value-type="float" office:value="0.027324">
            <text:p>0,027324</text:p>
          </table:table-cell>
          <table:table-cell table:style-name="ce2" office:value-type="float" office:value="0.453707">
            <text:p>0,453707</text:p>
          </table:table-cell>
          <table:table-cell table:style-name="ce2" office:value-type="float" office:value="-0.068">
            <text:p>-0,068</text:p>
          </table:table-cell>
          <table:table-cell table:style-name="ce2" office:value-type="float" office:value="-0.213">
            <text:p>-0,213</text:p>
          </table:table-cell>
          <table:table-cell table:style-name="ce2" office:value-type="float" office:value="1.607">
            <text:p>1,607</text:p>
          </table:table-cell>
          <table:table-cell table:style-name="ce2" office:value-type="float" office:value="2.058">
            <text:p>2,058</text:p>
          </table:table-cell>
          <table:table-cell table:number-columns-repeated="1015"/>
        </table:table-row>
        <table:table-row table:style-name="ro1">
          <table:table-cell table:style-name="ce2" office:value-type="float" office:value="26.103">
            <text:p>26,103</text:p>
          </table:table-cell>
          <table:table-cell table:style-name="ce2" office:value-type="float" office:value="-0.128091">
            <text:p>-0,128091</text:p>
          </table:table-cell>
          <table:table-cell table:style-name="ce2" office:value-type="float" office:value="3.706612">
            <text:p>3,706612</text:p>
          </table:table-cell>
          <table:table-cell table:style-name="ce2" office:value-type="float" office:value="2.25497">
            <text:p>2,25497</text:p>
          </table:table-cell>
          <table:table-cell table:style-name="ce2" office:value-type="float" office:value="4.340537">
            <text:p>4,340537</text:p>
          </table:table-cell>
          <table:table-cell table:style-name="ce2" office:value-type="float" office:value="0.025">
            <text:p>0,025</text:p>
          </table:table-cell>
          <table:table-cell table:style-name="ce2" office:value-type="float" office:value="0.308">
            <text:p>0,308</text:p>
          </table:table-cell>
          <table:table-cell table:style-name="ce2" office:value-type="float" office:value="1.612">
            <text:p>1,612</text:p>
          </table:table-cell>
          <table:table-cell table:style-name="ce2" office:value-type="float" office:value="2.441">
            <text:p>2,441</text:p>
          </table:table-cell>
          <table:table-cell table:number-columns-repeated="1015"/>
        </table:table-row>
        <table:table-row table:style-name="ro1">
          <table:table-cell table:style-name="ce2" office:value-type="float" office:value="26.12">
            <text:p>26,12</text:p>
          </table:table-cell>
          <table:table-cell table:style-name="ce2" office:value-type="float" office:value="0.130637">
            <text:p>0,130637</text:p>
          </table:table-cell>
          <table:table-cell table:style-name="ce2" office:value-type="float" office:value="3.584877">
            <text:p>3,584877</text:p>
          </table:table-cell>
          <table:table-cell table:style-name="ce2" office:value-type="float" office:value="5.495448">
            <text:p>5,495448</text:p>
          </table:table-cell>
          <table:table-cell table:style-name="ce2" office:value-type="float" office:value="6.562649">
            <text:p>6,562649</text:p>
          </table:table-cell>
          <table:table-cell table:style-name="ce2" office:value-type="float" office:value="0.035">
            <text:p>0,035</text:p>
          </table:table-cell>
          <table:table-cell table:style-name="ce2" office:value-type="float" office:value="1.308">
            <text:p>1,308</text:p>
          </table:table-cell>
          <table:table-cell table:style-name="ce2" office:value-type="float" office:value="2.45">
            <text:p>2,45</text:p>
          </table:table-cell>
          <table:table-cell table:style-name="ce2" office:value-type="float" office:value="3.535">
            <text:p>3,535</text:p>
          </table:table-cell>
          <table:table-cell table:number-columns-repeated="1015"/>
        </table:table-row>
        <table:table-row table:style-name="ro1">
          <table:table-cell table:style-name="ce2" office:value-type="float" office:value="26.141">
            <text:p>26,141</text:p>
          </table:table-cell>
          <table:table-cell table:style-name="ce2" office:value-type="float" office:value="-0.692072">
            <text:p>-0,692072</text:p>
          </table:table-cell>
          <table:table-cell table:style-name="ce2" office:value-type="float" office:value="3.788017">
            <text:p>3,788017</text:p>
          </table:table-cell>
          <table:table-cell table:style-name="ce2" office:value-type="float" office:value="6.655067">
            <text:p>6,655067</text:p>
          </table:table-cell>
          <table:table-cell table:style-name="ce2" office:value-type="float" office:value="7.68882">
            <text:p>7,68882</text:p>
          </table:table-cell>
          <table:table-cell table:style-name="ce2" office:value-type="float" office:value="-0.271">
            <text:p>-0,271</text:p>
          </table:table-cell>
          <table:table-cell table:style-name="ce2" office:value-type="float" office:value="2.715">
            <text:p>2,715</text:p>
          </table:table-cell>
          <table:table-cell table:style-name="ce2" office:value-type="float" office:value="3.608">
            <text:p>3,608</text:p>
          </table:table-cell>
          <table:table-cell table:style-name="ce2" office:value-type="float" office:value="4.761">
            <text:p>4,761</text:p>
          </table:table-cell>
          <table:table-cell table:number-columns-repeated="1015"/>
        </table:table-row>
        <table:table-row table:style-name="ro1">
          <table:table-cell table:style-name="ce2" office:value-type="float" office:value="26.178">
            <text:p>26,178</text:p>
          </table:table-cell>
          <table:table-cell table:style-name="ce2" office:value-type="float" office:value="-0.898508">
            <text:p>-0,898508</text:p>
          </table:table-cell>
          <table:table-cell table:style-name="ce2" office:value-type="float" office:value="2.995079">
            <text:p>2,995079</text:p>
          </table:table-cell>
          <table:table-cell table:style-name="ce2" office:value-type="float" office:value="6.546129">
            <text:p>6,546129</text:p>
          </table:table-cell>
          <table:table-cell table:style-name="ce2" office:value-type="float" office:value="7.254627">
            <text:p>7,254627</text:p>
          </table:table-cell>
          <table:table-cell table:style-name="ce2" office:value-type="float" office:value="-0.397">
            <text:p>-0,397</text:p>
          </table:table-cell>
          <table:table-cell table:style-name="ce2" office:value-type="float" office:value="3.519">
            <text:p>3,519</text:p>
          </table:table-cell>
          <table:table-cell table:style-name="ce2" office:value-type="float" office:value="5.238">
            <text:p>5,238</text:p>
          </table:table-cell>
          <table:table-cell table:style-name="ce2" office:value-type="float" office:value="6.462">
            <text:p>6,462</text:p>
          </table:table-cell>
          <table:table-cell table:number-columns-repeated="1015"/>
        </table:table-row>
        <table:table-row table:style-name="ro1">
          <table:table-cell table:style-name="ce2" office:value-type="float" office:value="26.183">
            <text:p>26,183</text:p>
          </table:table-cell>
          <table:table-cell table:style-name="ce2" office:value-type="float" office:value="-0.06846">
            <text:p>-0,06846</text:p>
          </table:table-cell>
          <table:table-cell table:style-name="ce2" office:value-type="float" office:value="2.130333">
            <text:p>2,130333</text:p>
          </table:table-cell>
          <table:table-cell table:style-name="ce2" office:value-type="float" office:value="6.599874">
            <text:p>6,599874</text:p>
          </table:table-cell>
          <table:table-cell table:style-name="ce2" office:value-type="float" office:value="6.935513">
            <text:p>6,935513</text:p>
          </table:table-cell>
          <table:table-cell table:style-name="ce2" office:value-type="float" office:value="-0.382">
            <text:p>-0,382</text:p>
          </table:table-cell>
          <table:table-cell table:style-name="ce2" office:value-type="float" office:value="3.125">
            <text:p>3,125</text:p>
          </table:table-cell>
          <table:table-cell table:style-name="ce2" office:value-type="float" office:value="6.324">
            <text:p>6,324</text:p>
          </table:table-cell>
          <table:table-cell table:style-name="ce2" office:value-type="float" office:value="7.11">
            <text:p>7,11</text:p>
          </table:table-cell>
          <table:table-cell table:number-columns-repeated="1015"/>
        </table:table-row>
        <table:table-row table:style-name="ro1">
          <table:table-cell table:style-name="ce2" office:value-type="float" office:value="26.202">
            <text:p>26,202</text:p>
          </table:table-cell>
          <table:table-cell table:style-name="ce2" office:value-type="float" office:value="0.722296">
            <text:p>0,722296</text:p>
          </table:table-cell>
          <table:table-cell table:style-name="ce2" office:value-type="float" office:value="2.268898">
            <text:p>2,268898</text:p>
          </table:table-cell>
          <table:table-cell table:style-name="ce2" office:value-type="float" office:value="8.041891">
            <text:p>8,041891</text:p>
          </table:table-cell>
          <table:table-cell table:style-name="ce2" office:value-type="float" office:value="8.386991">
            <text:p>8,386991</text:p>
          </table:table-cell>
          <table:table-cell table:style-name="ce2" office:value-type="float" office:value="-0.234">
            <text:p>-0,234</text:p>
          </table:table-cell>
          <table:table-cell table:style-name="ce2" office:value-type="float" office:value="2.796">
            <text:p>2,796</text:p>
          </table:table-cell>
          <table:table-cell table:style-name="ce2" office:value-type="float" office:value="6.961">
            <text:p>6,961</text:p>
          </table:table-cell>
          <table:table-cell table:style-name="ce2" office:value-type="float" office:value="7.567">
            <text:p>7,567</text:p>
          </table:table-cell>
          <table:table-cell table:number-columns-repeated="1015"/>
        </table:table-row>
        <table:table-row table:style-name="ro1">
          <table:table-cell table:style-name="ce2" office:value-type="float" office:value="26.222">
            <text:p>26,222</text:p>
          </table:table-cell>
          <table:table-cell table:style-name="ce2" office:value-type="float" office:value="0.161307">
            <text:p>0,161307</text:p>
          </table:table-cell>
          <table:table-cell table:style-name="ce2" office:value-type="float" office:value="3.369484">
            <text:p>3,369484</text:p>
          </table:table-cell>
          <table:table-cell table:style-name="ce2" office:value-type="float" office:value="8.862177">
            <text:p>8,862177</text:p>
          </table:table-cell>
          <table:table-cell table:style-name="ce2" office:value-type="float" office:value="9.48249">
            <text:p>9,48249</text:p>
          </table:table-cell>
          <table:table-cell table:style-name="ce2" office:value-type="float" office:value="-0.021">
            <text:p>-0,021</text:p>
          </table:table-cell>
          <table:table-cell table:style-name="ce2" office:value-type="float" office:value="2.691">
            <text:p>2,691</text:p>
          </table:table-cell>
          <table:table-cell table:style-name="ce2" office:value-type="float" office:value="7.513">
            <text:p>7,513</text:p>
          </table:table-cell>
          <table:table-cell table:style-name="ce2" office:value-type="float" office:value="8.015">
            <text:p>8,015</text:p>
          </table:table-cell>
          <table:table-cell table:number-columns-repeated="1015"/>
        </table:table-row>
        <table:table-row table:style-name="ro1">
          <table:table-cell table:style-name="ce2" office:value-type="float" office:value="26.25">
            <text:p>26,25</text:p>
          </table:table-cell>
          <table:table-cell table:style-name="ce2" office:value-type="float" office:value="-1.394098">
            <text:p>-1,394098</text:p>
          </table:table-cell>
          <table:table-cell table:style-name="ce2" office:value-type="float" office:value="3.549339">
            <text:p>3,549339</text:p>
          </table:table-cell>
          <table:table-cell table:style-name="ce2" office:value-type="float" office:value="9.086329">
            <text:p>9,086329</text:p>
          </table:table-cell>
          <table:table-cell table:style-name="ce2" office:value-type="float" office:value="9.854069">
            <text:p>9,854069</text:p>
          </table:table-cell>
          <table:table-cell table:style-name="ce2" office:value-type="float" office:value="-0.145">
            <text:p>-0,145</text:p>
          </table:table-cell>
          <table:table-cell table:style-name="ce2" office:value-type="float" office:value="2.83">
            <text:p>2,83</text:p>
          </table:table-cell>
          <table:table-cell table:style-name="ce2" office:value-type="float" office:value="8.148">
            <text:p>8,148</text:p>
          </table:table-cell>
          <table:table-cell table:style-name="ce2" office:value-type="float" office:value="8.665">
            <text:p>8,665</text:p>
          </table:table-cell>
          <table:table-cell table:number-columns-repeated="1015"/>
        </table:table-row>
        <table:table-row table:style-name="ro1">
          <table:table-cell table:style-name="ce2" office:value-type="float" office:value="26.263">
            <text:p>26,263</text:p>
          </table:table-cell>
          <table:table-cell table:style-name="ce2" office:value-type="float" office:value="-0.488565">
            <text:p>-0,488565</text:p>
          </table:table-cell>
          <table:table-cell table:style-name="ce2" office:value-type="float" office:value="3.456337">
            <text:p>3,456337</text:p>
          </table:table-cell>
          <table:table-cell table:style-name="ce2" office:value-type="float" office:value="8.789655">
            <text:p>8,789655</text:p>
          </table:table-cell>
          <table:table-cell table:style-name="ce2" office:value-type="float" office:value="9.457431">
            <text:p>9,457431</text:p>
          </table:table-cell>
          <table:table-cell table:style-name="ce2" office:value-type="float" office:value="-0.25">
            <text:p>-0,25</text:p>
          </table:table-cell>
          <table:table-cell table:style-name="ce2" office:value-type="float" office:value="3.161">
            <text:p>3,161</text:p>
          </table:table-cell>
          <table:table-cell table:style-name="ce2" office:value-type="float" office:value="8.695">
            <text:p>8,695</text:p>
          </table:table-cell>
          <table:table-cell table:style-name="ce2" office:value-type="float" office:value="9.295">
            <text:p>9,295</text:p>
          </table:table-cell>
          <table:table-cell table:number-columns-repeated="1015"/>
        </table:table-row>
        <table:table-row table:style-name="ro1">
          <table:table-cell table:style-name="ce2" office:value-type="float" office:value="26.283">
            <text:p>26,283</text:p>
          </table:table-cell>
          <table:table-cell table:style-name="ce2" office:value-type="float" office:value="0.019675">
            <text:p>0,019675</text:p>
          </table:table-cell>
          <table:table-cell table:style-name="ce2" office:value-type="float" office:value="3.540886">
            <text:p>3,540886</text:p>
          </table:table-cell>
          <table:table-cell table:style-name="ce2" office:value-type="float" office:value="8.993567">
            <text:p>8,993567</text:p>
          </table:table-cell>
          <table:table-cell table:style-name="ce2" office:value-type="float" office:value="9.665532">
            <text:p>9,665532</text:p>
          </table:table-cell>
          <table:table-cell table:style-name="ce2" office:value-type="float" office:value="-0.425">
            <text:p>-0,425</text:p>
          </table:table-cell>
          <table:table-cell table:style-name="ce2" office:value-type="float" office:value="3.479">
            <text:p>3,479</text:p>
          </table:table-cell>
          <table:table-cell table:style-name="ce2" office:value-type="float" office:value="8.933">
            <text:p>8,933</text:p>
          </table:table-cell>
          <table:table-cell table:style-name="ce2" office:value-type="float" office:value="9.615">
            <text:p>9,615</text:p>
          </table:table-cell>
          <table:table-cell table:number-columns-repeated="1015"/>
        </table:table-row>
        <table:table-row table:style-name="ro1">
          <table:table-cell table:style-name="ce2" office:value-type="float" office:value="26.303">
            <text:p>26,303</text:p>
          </table:table-cell>
          <table:table-cell table:style-name="ce2" office:value-type="float" office:value="-1.23234">
            <text:p>-1,23234</text:p>
          </table:table-cell>
          <table:table-cell table:style-name="ce2" office:value-type="float" office:value="2.949898">
            <text:p>2,949898</text:p>
          </table:table-cell>
          <table:table-cell table:style-name="ce2" office:value-type="float" office:value="10.468715">
            <text:p>10,468715</text:p>
          </table:table-cell>
          <table:table-cell table:style-name="ce2" office:value-type="float" office:value="10.945983">
            <text:p>10,945983</text:p>
          </table:table-cell>
          <table:table-cell table:style-name="ce2" office:value-type="float" office:value="-0.774">
            <text:p>-0,774</text:p>
          </table:table-cell>
          <table:table-cell table:style-name="ce2" office:value-type="float" office:value="3.374">
            <text:p>3,374</text:p>
          </table:table-cell>
          <table:table-cell table:style-name="ce2" office:value-type="float" office:value="9.335">
            <text:p>9,335</text:p>
          </table:table-cell>
          <table:table-cell table:style-name="ce2" office:value-type="float" office:value="9.981">
            <text:p>9,981</text:p>
          </table:table-cell>
          <table:table-cell table:number-columns-repeated="1015"/>
        </table:table-row>
        <table:table-row table:style-name="ro1">
          <table:table-cell table:style-name="ce2" office:value-type="float" office:value="26.324">
            <text:p>26,324</text:p>
          </table:table-cell>
          <table:table-cell table:style-name="ce2" office:value-type="float" office:value="-0.617258">
            <text:p>-0,617258</text:p>
          </table:table-cell>
          <table:table-cell table:style-name="ce2" office:value-type="float" office:value="3.128334">
            <text:p>3,128334</text:p>
          </table:table-cell>
          <table:table-cell table:style-name="ce2" office:value-type="float" office:value="10.636662">
            <text:p>10,636662</text:p>
          </table:table-cell>
          <table:table-cell table:style-name="ce2" office:value-type="float" office:value="11.104326">
            <text:p>11,104326</text:p>
          </table:table-cell>
          <table:table-cell table:style-name="ce2" office:value-type="float" office:value="-0.58">
            <text:p>-0,58</text:p>
          </table:table-cell>
          <table:table-cell table:style-name="ce2" office:value-type="float" office:value="3.269">
            <text:p>3,269</text:p>
          </table:table-cell>
          <table:table-cell table:style-name="ce2" office:value-type="float" office:value="9.722">
            <text:p>9,722</text:p>
          </table:table-cell>
          <table:table-cell table:style-name="ce2" office:value-type="float" office:value="10.293">
            <text:p>10,293</text:p>
          </table:table-cell>
          <table:table-cell table:number-columns-repeated="1015"/>
        </table:table-row>
        <table:table-row table:style-name="ro1">
          <table:table-cell table:style-name="ce2" office:value-type="float" office:value="26.344">
            <text:p>26,344</text:p>
          </table:table-cell>
          <table:table-cell table:style-name="ce2" office:value-type="float" office:value="-0.027155">
            <text:p>-0,027155</text:p>
          </table:table-cell>
          <table:table-cell table:style-name="ce2" office:value-type="float" office:value="3.383247">
            <text:p>3,383247</text:p>
          </table:table-cell>
          <table:table-cell table:style-name="ce2" office:value-type="float" office:value="11.847754">
            <text:p>11,847754</text:p>
          </table:table-cell>
          <table:table-cell table:style-name="ce2" office:value-type="float" office:value="12.321378">
            <text:p>12,321378</text:p>
          </table:table-cell>
          <table:table-cell table:style-name="ce2" office:value-type="float" office:value="-0.464">
            <text:p>-0,464</text:p>
          </table:table-cell>
          <table:table-cell table:style-name="ce2" office:value-type="float" office:value="3.251">
            <text:p>3,251</text:p>
          </table:table-cell>
          <table:table-cell table:style-name="ce2" office:value-type="float" office:value="10.487">
            <text:p>10,487</text:p>
          </table:table-cell>
          <table:table-cell table:style-name="ce2" office:value-type="float" office:value="11.009">
            <text:p>11,009</text:p>
          </table:table-cell>
          <table:table-cell table:number-columns-repeated="1015"/>
        </table:table-row>
        <table:table-row table:style-name="ro1">
          <table:table-cell table:style-name="ce2" office:value-type="float" office:value="26.364">
            <text:p>26,364</text:p>
          </table:table-cell>
          <table:table-cell table:style-name="ce2" office:value-type="float" office:value="-0.762704">
            <text:p>-0,762704</text:p>
          </table:table-cell>
          <table:table-cell table:style-name="ce2" office:value-type="float" office:value="3.060768">
            <text:p>3,060768</text:p>
          </table:table-cell>
          <table:table-cell table:style-name="ce2" office:value-type="float" office:value="12.035707">
            <text:p>12,035707</text:p>
          </table:table-cell>
          <table:table-cell table:style-name="ce2" office:value-type="float" office:value="12.442197">
            <text:p>12,442197</text:p>
          </table:table-cell>
          <table:table-cell table:style-name="ce2" office:value-type="float" office:value="-0.66">
            <text:p>-0,66</text:p>
          </table:table-cell>
          <table:table-cell table:style-name="ce2" office:value-type="float" office:value="3.131">
            <text:p>3,131</text:p>
          </table:table-cell>
          <table:table-cell table:style-name="ce2" office:value-type="float" office:value="11.247">
            <text:p>11,247</text:p>
          </table:table-cell>
          <table:table-cell table:style-name="ce2" office:value-type="float" office:value="11.703">
            <text:p>11,703</text:p>
          </table:table-cell>
          <table:table-cell table:number-columns-repeated="1015"/>
        </table:table-row>
        <table:table-row table:style-name="ro1">
          <table:table-cell table:style-name="ce2" office:value-type="float" office:value="26.385">
            <text:p>26,385</text:p>
          </table:table-cell>
          <table:table-cell table:style-name="ce2" office:value-type="float" office:value="-0.081857">
            <text:p>-0,081857</text:p>
          </table:table-cell>
          <table:table-cell table:style-name="ce2" office:value-type="float" office:value="3.093391">
            <text:p>3,093391</text:p>
          </table:table-cell>
          <table:table-cell table:style-name="ce2" office:value-type="float" office:value="10.851332">
            <text:p>10,851332</text:p>
          </table:table-cell>
          <table:table-cell table:style-name="ce2" office:value-type="float" office:value="11.283934">
            <text:p>11,283934</text:p>
          </table:table-cell>
          <table:table-cell table:style-name="ce2" office:value-type="float" office:value="-0.372">
            <text:p>-0,372</text:p>
          </table:table-cell>
          <table:table-cell table:style-name="ce2" office:value-type="float" office:value="3.166">
            <text:p>3,166</text:p>
          </table:table-cell>
          <table:table-cell table:style-name="ce2" office:value-type="float" office:value="11.343">
            <text:p>11,343</text:p>
          </table:table-cell>
          <table:table-cell table:style-name="ce2" office:value-type="float" office:value="11.788">
            <text:p>11,788</text:p>
          </table:table-cell>
          <table:table-cell table:number-columns-repeated="1015"/>
        </table:table-row>
        <table:table-row table:style-name="ro1">
          <table:table-cell table:style-name="ce2" office:value-type="float" office:value="26.418">
            <text:p>26,418</text:p>
          </table:table-cell>
          <table:table-cell table:style-name="ce2" office:value-type="float" office:value="-0.207178">
            <text:p>-0,207178</text:p>
          </table:table-cell>
          <table:table-cell table:style-name="ce2" office:value-type="float" office:value="3.278267">
            <text:p>3,278267</text:p>
          </table:table-cell>
          <table:table-cell table:style-name="ce2" office:value-type="float" office:value="10.574836">
            <text:p>10,574836</text:p>
          </table:table-cell>
          <table:table-cell table:style-name="ce2" office:value-type="float" office:value="11.073261">
            <text:p>11,073261</text:p>
          </table:table-cell>
          <table:table-cell table:style-name="ce2" office:value-type="float" office:value="-0.27">
            <text:p>-0,27</text:p>
          </table:table-cell>
          <table:table-cell table:style-name="ce2" office:value-type="float" office:value="3.204">
            <text:p>3,204</text:p>
          </table:table-cell>
          <table:table-cell table:style-name="ce2" office:value-type="float" office:value="11.327">
            <text:p>11,327</text:p>
          </table:table-cell>
          <table:table-cell table:style-name="ce2" office:value-type="float" office:value="11.78">
            <text:p>11,78</text:p>
          </table:table-cell>
          <table:table-cell table:number-columns-repeated="1015"/>
        </table:table-row>
        <table:table-row table:style-name="ro1">
          <table:table-cell table:style-name="ce2" office:value-type="float" office:value="26.425">
            <text:p>26,425</text:p>
          </table:table-cell>
          <table:table-cell table:style-name="ce2" office:value-type="float" office:value="-1.636957">
            <text:p>-1,636957</text:p>
          </table:table-cell>
          <table:table-cell table:style-name="ce2" office:value-type="float" office:value="3.042824">
            <text:p>3,042824</text:p>
          </table:table-cell>
          <table:table-cell table:style-name="ce2" office:value-type="float" office:value="11.152053">
            <text:p>11,152053</text:p>
          </table:table-cell>
          <table:table-cell table:style-name="ce2" office:value-type="float" office:value="11.675045">
            <text:p>11,675045</text:p>
          </table:table-cell>
          <table:table-cell table:style-name="ce2" office:value-type="float" office:value="-0.672">
            <text:p>-0,672</text:p>
          </table:table-cell>
          <table:table-cell table:style-name="ce2" office:value-type="float" office:value="3.119">
            <text:p>3,119</text:p>
          </table:table-cell>
          <table:table-cell table:style-name="ce2" office:value-type="float" office:value="11.153">
            <text:p>11,153</text:p>
          </table:table-cell>
          <table:table-cell table:style-name="ce2" office:value-type="float" office:value="11.619">
            <text:p>11,619</text:p>
          </table:table-cell>
          <table:table-cell table:number-columns-repeated="1015"/>
        </table:table-row>
        <table:table-row table:style-name="ro1">
          <table:table-cell table:style-name="ce2" office:value-type="float" office:value="26.446">
            <text:p>26,446</text:p>
          </table:table-cell>
          <table:table-cell table:style-name="ce2" office:value-type="float" office:value="-1.529153">
            <text:p>-1,529153</text:p>
          </table:table-cell>
          <table:table-cell table:style-name="ce2" office:value-type="float" office:value="2.162056">
            <text:p>2,162056</text:p>
          </table:table-cell>
          <table:table-cell table:style-name="ce2" office:value-type="float" office:value="11.903554">
            <text:p>11,903554</text:p>
          </table:table-cell>
          <table:table-cell table:style-name="ce2" office:value-type="float" office:value="12.194564">
            <text:p>12,194564</text:p>
          </table:table-cell>
          <table:table-cell table:style-name="ce2" office:value-type="float" office:value="-0.864">
            <text:p>-0,864</text:p>
          </table:table-cell>
          <table:table-cell table:style-name="ce2" office:value-type="float" office:value="2.894">
            <text:p>2,894</text:p>
          </table:table-cell>
          <table:table-cell table:style-name="ce2" office:value-type="float" office:value="11.12">
            <text:p>11,12</text:p>
          </table:table-cell>
          <table:table-cell table:style-name="ce2" office:value-type="float" office:value="11.557">
            <text:p>11,557</text:p>
          </table:table-cell>
          <table:table-cell table:number-columns-repeated="1015"/>
        </table:table-row>
        <table:table-row table:style-name="ro1">
          <table:table-cell table:style-name="ce2" office:value-type="float" office:value="26.466">
            <text:p>26,466</text:p>
          </table:table-cell>
          <table:table-cell table:style-name="ce2" office:value-type="float" office:value="-0.01481">
            <text:p>-0,01481</text:p>
          </table:table-cell>
          <table:table-cell table:style-name="ce2" office:value-type="float" office:value="2.017952">
            <text:p>2,017952</text:p>
          </table:table-cell>
          <table:table-cell table:style-name="ce2" office:value-type="float" office:value="11.209691">
            <text:p>11,209691</text:p>
          </table:table-cell>
          <table:table-cell table:style-name="ce2" office:value-type="float" office:value="11.389887">
            <text:p>11,389887</text:p>
          </table:table-cell>
          <table:table-cell table:style-name="ce2" office:value-type="float" office:value="-0.847">
            <text:p>-0,847</text:p>
          </table:table-cell>
          <table:table-cell table:style-name="ce2" office:value-type="float" office:value="2.625">
            <text:p>2,625</text:p>
          </table:table-cell>
          <table:table-cell table:style-name="ce2" office:value-type="float" office:value="11.21">
            <text:p>11,21</text:p>
          </table:table-cell>
          <table:table-cell table:style-name="ce2" office:value-type="float" office:value="11.583">
            <text:p>11,583</text:p>
          </table:table-cell>
          <table:table-cell table:number-columns-repeated="1015"/>
        </table:table-row>
        <table:table-row table:style-name="ro1">
          <table:table-cell table:style-name="ce2" office:value-type="float" office:value="26.49">
            <text:p>26,49</text:p>
          </table:table-cell>
          <table:table-cell table:style-name="ce2" office:value-type="float" office:value="0.723349">
            <text:p>0,723349</text:p>
          </table:table-cell>
          <table:table-cell table:style-name="ce2" office:value-type="float" office:value="1.727135">
            <text:p>1,727135</text:p>
          </table:table-cell>
          <table:table-cell table:style-name="ce2" office:value-type="float" office:value="11.851256">
            <text:p>11,851256</text:p>
          </table:table-cell>
          <table:table-cell table:style-name="ce2" office:value-type="float" office:value="11.998271">
            <text:p>11,998271</text:p>
          </table:table-cell>
          <table:table-cell table:style-name="ce2" office:value-type="float" office:value="-0.614">
            <text:p>-0,614</text:p>
          </table:table-cell>
          <table:table-cell table:style-name="ce2" office:value-type="float" office:value="2.237">
            <text:p>2,237</text:p>
          </table:table-cell>
          <table:table-cell table:style-name="ce2" office:value-type="float" office:value="11.529">
            <text:p>11,529</text:p>
          </table:table-cell>
          <table:table-cell table:style-name="ce2" office:value-type="float" office:value="11.814">
            <text:p>11,814</text:p>
          </table:table-cell>
          <table:table-cell table:number-columns-repeated="1015"/>
        </table:table-row>
        <table:table-row table:style-name="ro1">
          <table:table-cell table:style-name="ce2" office:value-type="float" office:value="26.507">
            <text:p>26,507</text:p>
          </table:table-cell>
          <table:table-cell table:style-name="ce2" office:value-type="float" office:value="-0.541025">
            <text:p>-0,541025</text:p>
          </table:table-cell>
          <table:table-cell table:style-name="ce2" office:value-type="float" office:value="2.358681">
            <text:p>2,358681</text:p>
          </table:table-cell>
          <table:table-cell table:style-name="ce2" office:value-type="float" office:value="11.57842">
            <text:p>11,57842</text:p>
          </table:table-cell>
          <table:table-cell table:style-name="ce2" office:value-type="float" office:value="11.828604">
            <text:p>11,828604</text:p>
          </table:table-cell>
          <table:table-cell table:style-name="ce2" office:value-type="float" office:value="-0.34">
            <text:p>-0,34</text:p>
          </table:table-cell>
          <table:table-cell table:style-name="ce2" office:value-type="float" office:value="2.066">
            <text:p>2,066</text:p>
          </table:table-cell>
          <table:table-cell table:style-name="ce2" office:value-type="float" office:value="11.636">
            <text:p>11,636</text:p>
          </table:table-cell>
          <table:table-cell table:style-name="ce2" office:value-type="float" office:value="11.853">
            <text:p>11,853</text:p>
          </table:table-cell>
          <table:table-cell table:number-columns-repeated="1015"/>
        </table:table-row>
        <table:table-row table:style-name="ro1">
          <table:table-cell table:style-name="ce2" office:value-type="float" office:value="26.528">
            <text:p>26,528</text:p>
          </table:table-cell>
          <table:table-cell table:style-name="ce2" office:value-type="float" office:value="-3.057107">
            <text:p>-3,057107</text:p>
          </table:table-cell>
          <table:table-cell table:style-name="ce2" office:value-type="float" office:value="3.451698">
            <text:p>3,451698</text:p>
          </table:table-cell>
          <table:table-cell table:style-name="ce2" office:value-type="float" office:value="11.522152">
            <text:p>11,522152</text:p>
          </table:table-cell>
          <table:table-cell table:style-name="ce2" office:value-type="float" office:value="12.410484">
            <text:p>12,410484</text:p>
          </table:table-cell>
          <table:table-cell table:style-name="ce2" office:value-type="float" office:value="-0.722">
            <text:p>-0,722</text:p>
          </table:table-cell>
          <table:table-cell table:style-name="ce2" office:value-type="float" office:value="2.389">
            <text:p>2,389</text:p>
          </table:table-cell>
          <table:table-cell table:style-name="ce2" office:value-type="float" office:value="11.54">
            <text:p>11,54</text:p>
          </table:table-cell>
          <table:table-cell table:style-name="ce2" office:value-type="float" office:value="11.907">
            <text:p>11,907</text:p>
          </table:table-cell>
          <table:table-cell table:number-columns-repeated="1015"/>
        </table:table-row>
        <table:table-row table:style-name="ro1">
          <table:table-cell table:style-name="ce2" office:value-type="float" office:value="26.548">
            <text:p>26,548</text:p>
          </table:table-cell>
          <table:table-cell table:style-name="ce2" office:value-type="float" office:value="-2.763879">
            <text:p>-2,763879</text:p>
          </table:table-cell>
          <table:table-cell table:style-name="ce2" office:value-type="float" office:value="3.12632">
            <text:p>3,12632</text:p>
          </table:table-cell>
          <table:table-cell table:style-name="ce2" office:value-type="float" office:value="11.815074">
            <text:p>11,815074</text:p>
          </table:table-cell>
          <table:table-cell table:style-name="ce2" office:value-type="float" office:value="12.530318">
            <text:p>12,530318</text:p>
          </table:table-cell>
          <table:table-cell table:style-name="ce2" office:value-type="float" office:value="-1.41">
            <text:p>-1,41</text:p>
          </table:table-cell>
          <table:table-cell table:style-name="ce2" office:value-type="float" office:value="2.666">
            <text:p>2,666</text:p>
          </table:table-cell>
          <table:table-cell table:style-name="ce2" office:value-type="float" office:value="11.692">
            <text:p>11,692</text:p>
          </table:table-cell>
          <table:table-cell table:style-name="ce2" office:value-type="float" office:value="12.192">
            <text:p>12,192</text:p>
          </table:table-cell>
          <table:table-cell table:number-columns-repeated="1015"/>
        </table:table-row>
        <table:table-row table:style-name="ro1">
          <table:table-cell table:style-name="ce2" office:value-type="float" office:value="26.58">
            <text:p>26,58</text:p>
          </table:table-cell>
          <table:table-cell table:style-name="ce2" office:value-type="float" office:value="0.261267">
            <text:p>0,261267</text:p>
          </table:table-cell>
          <table:table-cell table:style-name="ce2" office:value-type="float" office:value="2.125847">
            <text:p>2,125847</text:p>
          </table:table-cell>
          <table:table-cell table:style-name="ce2" office:value-type="float" office:value="12.726051">
            <text:p>12,726051</text:p>
          </table:table-cell>
          <table:table-cell table:style-name="ce2" office:value-type="float" office:value="12.905032">
            <text:p>12,905032</text:p>
          </table:table-cell>
          <table:table-cell table:style-name="ce2" office:value-type="float" office:value="-1.525">
            <text:p>-1,525</text:p>
          </table:table-cell>
          <table:table-cell table:style-name="ce2" office:value-type="float" office:value="2.766">
            <text:p>2,766</text:p>
          </table:table-cell>
          <table:table-cell table:style-name="ce2" office:value-type="float" office:value="11.91">
            <text:p>11,91</text:p>
          </table:table-cell>
          <table:table-cell table:style-name="ce2" office:value-type="float" office:value="12.419">
            <text:p>12,419</text:p>
          </table:table-cell>
          <table:table-cell table:number-columns-repeated="1015"/>
        </table:table-row>
        <table:table-row table:style-name="ro1">
          <table:table-cell table:style-name="ce2" office:value-type="float" office:value="26.595">
            <text:p>26,595</text:p>
          </table:table-cell>
          <table:table-cell table:style-name="ce2" office:value-type="float" office:value="-0.372522">
            <text:p>-0,372522</text:p>
          </table:table-cell>
          <table:table-cell table:style-name="ce2" office:value-type="float" office:value="2.331139">
            <text:p>2,331139</text:p>
          </table:table-cell>
          <table:table-cell table:style-name="ce2" office:value-type="float" office:value="13.226714">
            <text:p>13,226714</text:p>
          </table:table-cell>
          <table:table-cell table:style-name="ce2" office:value-type="float" office:value="13.435734">
            <text:p>13,435734</text:p>
          </table:table-cell>
          <table:table-cell table:style-name="ce2" office:value-type="float" office:value="-1.483">
            <text:p>-1,483</text:p>
          </table:table-cell>
          <table:table-cell table:style-name="ce2" office:value-type="float" office:value="2.759">
            <text:p>2,759</text:p>
          </table:table-cell>
          <table:table-cell table:style-name="ce2" office:value-type="float" office:value="12.322">
            <text:p>12,322</text:p>
          </table:table-cell>
          <table:table-cell table:style-name="ce2" office:value-type="float" office:value="12.82">
            <text:p>12,82</text:p>
          </table:table-cell>
          <table:table-cell table:number-columns-repeated="1015"/>
        </table:table-row>
        <table:table-row table:style-name="ro1">
          <table:table-cell table:style-name="ce2" office:value-type="float" office:value="26.609">
            <text:p>26,609</text:p>
          </table:table-cell>
          <table:table-cell table:style-name="ce2" office:value-type="float" office:value="-0.386148">
            <text:p>-0,386148</text:p>
          </table:table-cell>
          <table:table-cell table:style-name="ce2" office:value-type="float" office:value="2.19236">
            <text:p>2,19236</text:p>
          </table:table-cell>
          <table:table-cell table:style-name="ce2" office:value-type="float" office:value="13.895682">
            <text:p>13,895682</text:p>
          </table:table-cell>
          <table:table-cell table:style-name="ce2" office:value-type="float" office:value="14.072865">
            <text:p>14,072865</text:p>
          </table:table-cell>
          <table:table-cell table:style-name="ce2" office:value-type="float" office:value="-0.815">
            <text:p>-0,815</text:p>
          </table:table-cell>
          <table:table-cell table:style-name="ce2" office:value-type="float" office:value="2.444">
            <text:p>2,444</text:p>
          </table:table-cell>
          <table:table-cell table:style-name="ce2" office:value-type="float" office:value="12.916">
            <text:p>12,916</text:p>
          </table:table-cell>
          <table:table-cell table:style-name="ce2" office:value-type="float" office:value="13.236">
            <text:p>13,236</text:p>
          </table:table-cell>
          <table:table-cell table:number-columns-repeated="1015"/>
        </table:table-row>
        <table:table-row table:style-name="ro1">
          <table:table-cell table:style-name="ce2" office:value-type="float" office:value="26.629">
            <text:p>26,629</text:p>
          </table:table-cell>
          <table:table-cell table:style-name="ce2" office:value-type="float" office:value="0.256857">
            <text:p>0,256857</text:p>
          </table:table-cell>
          <table:table-cell table:style-name="ce2" office:value-type="float" office:value="1.667793">
            <text:p>1,667793</text:p>
          </table:table-cell>
          <table:table-cell table:style-name="ce2" office:value-type="float" office:value="14.458015">
            <text:p>14,458015</text:p>
          </table:table-cell>
          <table:table-cell table:style-name="ce2" office:value-type="float" office:value="14.556157">
            <text:p>14,556157</text:p>
          </table:table-cell>
          <table:table-cell table:style-name="ce2" office:value-type="float" office:value="-0.06">
            <text:p>-0,06</text:p>
          </table:table-cell>
          <table:table-cell table:style-name="ce2" office:value-type="float" office:value="2.079">
            <text:p>2,079</text:p>
          </table:table-cell>
          <table:table-cell table:style-name="ce2" office:value-type="float" office:value="13.577">
            <text:p>13,577</text:p>
          </table:table-cell>
          <table:table-cell table:style-name="ce2" office:value-type="float" office:value="13.742">
            <text:p>13,742</text:p>
          </table:table-cell>
          <table:table-cell table:number-columns-repeated="1015"/>
        </table:table-row>
        <table:table-row table:style-name="ro1">
          <table:table-cell table:style-name="ce2" office:value-type="float" office:value="26.651">
            <text:p>26,651</text:p>
          </table:table-cell>
          <table:table-cell table:style-name="ce2" office:value-type="float" office:value="-0.553735">
            <text:p>-0,553735</text:p>
          </table:table-cell>
          <table:table-cell table:style-name="ce2" office:value-type="float" office:value="2.894081">
            <text:p>2,894081</text:p>
          </table:table-cell>
          <table:table-cell table:style-name="ce2" office:value-type="float" office:value="14.230143">
            <text:p>14,230143</text:p>
          </table:table-cell>
          <table:table-cell table:style-name="ce2" office:value-type="float" office:value="14.532009">
            <text:p>14,532009</text:p>
          </table:table-cell>
          <table:table-cell table:style-name="ce2" office:value-type="float" office:value="-0.264">
            <text:p>-0,264</text:p>
          </table:table-cell>
          <table:table-cell table:style-name="ce2" office:value-type="float" office:value="2.271">
            <text:p>2,271</text:p>
          </table:table-cell>
          <table:table-cell table:style-name="ce2" office:value-type="float" office:value="13.953">
            <text:p>13,953</text:p>
          </table:table-cell>
          <table:table-cell table:style-name="ce2" office:value-type="float" office:value="14.149">
            <text:p>14,149</text:p>
          </table:table-cell>
          <table:table-cell table:number-columns-repeated="1015"/>
        </table:table-row>
        <table:table-row table:style-name="ro1">
          <table:table-cell table:style-name="ce2" office:value-type="float" office:value="26.672">
            <text:p>26,672</text:p>
          </table:table-cell>
          <table:table-cell table:style-name="ce2" office:value-type="float" office:value="-1.431665">
            <text:p>-1,431665</text:p>
          </table:table-cell>
          <table:table-cell table:style-name="ce2" office:value-type="float" office:value="3.82946">
            <text:p>3,82946</text:p>
          </table:table-cell>
          <table:table-cell table:style-name="ce2" office:value-type="float" office:value="13.667202">
            <text:p>13,667202</text:p>
          </table:table-cell>
          <table:table-cell table:style-name="ce2" office:value-type="float" office:value="14.265582">
            <text:p>14,265582</text:p>
          </table:table-cell>
          <table:table-cell table:style-name="ce2" office:value-type="float" office:value="-0.529">
            <text:p>-0,529</text:p>
          </table:table-cell>
          <table:table-cell table:style-name="ce2" office:value-type="float" office:value="2.646">
            <text:p>2,646</text:p>
          </table:table-cell>
          <table:table-cell table:style-name="ce2" office:value-type="float" office:value="14.063">
            <text:p>14,063</text:p>
          </table:table-cell>
          <table:table-cell table:style-name="ce2" office:value-type="float" office:value="14.357">
            <text:p>14,357</text:p>
          </table:table-cell>
          <table:table-cell table:number-columns-repeated="1015"/>
        </table:table-row>
        <table:table-row table:style-name="ro1">
          <table:table-cell table:style-name="ce2" office:value-type="float" office:value="26.69">
            <text:p>26,69</text:p>
          </table:table-cell>
          <table:table-cell table:style-name="ce2" office:value-type="float" office:value="-1.430093">
            <text:p>-1,430093</text:p>
          </table:table-cell>
          <table:table-cell table:style-name="ce2" office:value-type="float" office:value="3.671074">
            <text:p>3,671074</text:p>
          </table:table-cell>
          <table:table-cell table:style-name="ce2" office:value-type="float" office:value="13.03311">
            <text:p>13,03311</text:p>
          </table:table-cell>
          <table:table-cell table:style-name="ce2" office:value-type="float" office:value="13.615576">
            <text:p>13,615576</text:p>
          </table:table-cell>
          <table:table-cell table:style-name="ce2" office:value-type="float" office:value="-0.79">
            <text:p>-0,79</text:p>
          </table:table-cell>
          <table:table-cell table:style-name="ce2" office:value-type="float" office:value="3.016">
            <text:p>3,016</text:p>
          </table:table-cell>
          <table:table-cell table:style-name="ce2" office:value-type="float" office:value="13.847">
            <text:p>13,847</text:p>
          </table:table-cell>
          <table:table-cell table:style-name="ce2" office:value-type="float" office:value="14.242">
            <text:p>14,242</text:p>
          </table:table-cell>
          <table:table-cell table:number-columns-repeated="1015"/>
        </table:table-row>
        <table:table-row table:style-name="ro1">
          <table:table-cell table:style-name="ce2" office:value-type="float" office:value="26.71">
            <text:p>26,71</text:p>
          </table:table-cell>
          <table:table-cell table:style-name="ce2" office:value-type="float" office:value="-0.831232">
            <text:p>-0,831232</text:p>
          </table:table-cell>
          <table:table-cell table:style-name="ce2" office:value-type="float" office:value="2.776085">
            <text:p>2,776085</text:p>
          </table:table-cell>
          <table:table-cell table:style-name="ce2" office:value-type="float" office:value="12.579871">
            <text:p>12,579871</text:p>
          </table:table-cell>
          <table:table-cell table:style-name="ce2" office:value-type="float" office:value="12.909328">
            <text:p>12,909328</text:p>
          </table:table-cell>
          <table:table-cell table:style-name="ce2" office:value-type="float" office:value="-1.062">
            <text:p>-1,062</text:p>
          </table:table-cell>
          <table:table-cell table:style-name="ce2" office:value-type="float" office:value="3.293">
            <text:p>3,293</text:p>
          </table:table-cell>
          <table:table-cell table:style-name="ce2" office:value-type="float" office:value="13.378">
            <text:p>13,378</text:p>
          </table:table-cell>
          <table:table-cell table:style-name="ce2" office:value-type="float" office:value="13.831">
            <text:p>13,831</text:p>
          </table:table-cell>
          <table:table-cell table:number-columns-repeated="1015"/>
        </table:table-row>
        <table:table-row table:style-name="ro1">
          <table:table-cell table:style-name="ce2" office:value-type="float" office:value="26.732">
            <text:p>26,732</text:p>
          </table:table-cell>
          <table:table-cell table:style-name="ce2" office:value-type="float" office:value="-0.370798">
            <text:p>-0,370798</text:p>
          </table:table-cell>
          <table:table-cell table:style-name="ce2" office:value-type="float" office:value="1.515923">
            <text:p>1,515923</text:p>
          </table:table-cell>
          <table:table-cell table:style-name="ce2" office:value-type="float" office:value="12.951495">
            <text:p>12,951495</text:p>
          </table:table-cell>
          <table:table-cell table:style-name="ce2" office:value-type="float" office:value="13.045181">
            <text:p>13,045181</text:p>
          </table:table-cell>
          <table:table-cell table:style-name="ce2" office:value-type="float" office:value="-1.016">
            <text:p>-1,016</text:p>
          </table:table-cell>
          <table:table-cell table:style-name="ce2" office:value-type="float" office:value="2.948">
            <text:p>2,948</text:p>
          </table:table-cell>
          <table:table-cell table:style-name="ce2" office:value-type="float" office:value="13.058">
            <text:p>13,058</text:p>
          </table:table-cell>
          <table:table-cell table:style-name="ce2" office:value-type="float" office:value="13.459">
            <text:p>13,459</text:p>
          </table:table-cell>
          <table:table-cell table:number-columns-repeated="1015"/>
        </table:table-row>
        <table:table-row table:style-name="ro1">
          <table:table-cell table:style-name="ce2" office:value-type="float" office:value="26.752">
            <text:p>26,752</text:p>
          </table:table-cell>
          <table:table-cell table:style-name="ce2" office:value-type="float" office:value="-0.527399">
            <text:p>-0,527399</text:p>
          </table:table-cell>
          <table:table-cell table:style-name="ce2" office:value-type="float" office:value="1.452095">
            <text:p>1,452095</text:p>
          </table:table-cell>
          <table:table-cell table:style-name="ce2" office:value-type="float" office:value="13.058675">
            <text:p>13,058675</text:p>
          </table:table-cell>
          <table:table-cell table:style-name="ce2" office:value-type="float" office:value="13.149742">
            <text:p>13,149742</text:p>
          </table:table-cell>
          <table:table-cell table:style-name="ce2" office:value-type="float" office:value="-0.79">
            <text:p>-0,79</text:p>
          </table:table-cell>
          <table:table-cell table:style-name="ce2" office:value-type="float" office:value="2.354">
            <text:p>2,354</text:p>
          </table:table-cell>
          <table:table-cell table:style-name="ce2" office:value-type="float" office:value="12.906">
            <text:p>12,906</text:p>
          </table:table-cell>
          <table:table-cell table:style-name="ce2" office:value-type="float" office:value="13.18">
            <text:p>13,18</text:p>
          </table:table-cell>
          <table:table-cell table:number-columns-repeated="1015"/>
        </table:table-row>
        <table:table-row table:style-name="ro1">
          <table:table-cell table:style-name="ce2" office:value-type="float" office:value="26.771">
            <text:p>26,771</text:p>
          </table:table-cell>
          <table:table-cell table:style-name="ce2" office:value-type="float" office:value="-0.51214">
            <text:p>-0,51214</text:p>
          </table:table-cell>
          <table:table-cell table:style-name="ce2" office:value-type="float" office:value="2.304878">
            <text:p>2,304878</text:p>
          </table:table-cell>
          <table:table-cell table:style-name="ce2" office:value-type="float" office:value="12.796518">
            <text:p>12,796518</text:p>
          </table:table-cell>
          <table:table-cell table:style-name="ce2" office:value-type="float" office:value="13.012519">
            <text:p>13,012519</text:p>
          </table:table-cell>
          <table:table-cell table:style-name="ce2" office:value-type="float" office:value="-0.56">
            <text:p>-0,56</text:p>
          </table:table-cell>
          <table:table-cell table:style-name="ce2" office:value-type="float" office:value="2.012">
            <text:p>2,012</text:p>
          </table:table-cell>
          <table:table-cell table:style-name="ce2" office:value-type="float" office:value="12.847">
            <text:p>12,847</text:p>
          </table:table-cell>
          <table:table-cell table:style-name="ce2" office:value-type="float" office:value="13.029">
            <text:p>13,029</text:p>
          </table:table-cell>
          <table:table-cell table:number-columns-repeated="1015"/>
        </table:table-row>
        <table:table-row table:style-name="ro1">
          <table:table-cell table:style-name="ce2" office:value-type="float" office:value="26.791">
            <text:p>26,791</text:p>
          </table:table-cell>
          <table:table-cell table:style-name="ce2" office:value-type="float" office:value="-0.581277">
            <text:p>-0,581277</text:p>
          </table:table-cell>
          <table:table-cell table:style-name="ce2" office:value-type="float" office:value="2.520805">
            <text:p>2,520805</text:p>
          </table:table-cell>
          <table:table-cell table:style-name="ce2" office:value-type="float" office:value="12.426419">
            <text:p>12,426419</text:p>
          </table:table-cell>
          <table:table-cell table:style-name="ce2" office:value-type="float" office:value="12.692842">
            <text:p>12,692842</text:p>
          </table:table-cell>
          <table:table-cell table:style-name="ce2" office:value-type="float" office:value="-0.498">
            <text:p>-0,498</text:p>
          </table:table-cell>
          <table:table-cell table:style-name="ce2" office:value-type="float" office:value="1.948">
            <text:p>1,948</text:p>
          </table:table-cell>
          <table:table-cell table:style-name="ce2" office:value-type="float" office:value="12.808">
            <text:p>12,808</text:p>
          </table:table-cell>
          <table:table-cell table:style-name="ce2" office:value-type="float" office:value="12.975">
            <text:p>12,975</text:p>
          </table:table-cell>
          <table:table-cell table:number-columns-repeated="1015"/>
        </table:table-row>
        <table:table-row table:style-name="ro1">
          <table:table-cell table:style-name="ce2" office:value-type="float" office:value="26.812">
            <text:p>26,812</text:p>
          </table:table-cell>
          <table:table-cell table:style-name="ce2" office:value-type="float" office:value="-0.782602">
            <text:p>-0,782602</text:p>
          </table:table-cell>
          <table:table-cell table:style-name="ce2" office:value-type="float" office:value="2.557167">
            <text:p>2,557167</text:p>
          </table:table-cell>
          <table:table-cell table:style-name="ce2" office:value-type="float" office:value="11.729489">
            <text:p>11,729489</text:p>
          </table:table-cell>
          <table:table-cell table:style-name="ce2" office:value-type="float" office:value="12.030481">
            <text:p>12,030481</text:p>
          </table:table-cell>
          <table:table-cell table:style-name="ce2" office:value-type="float" office:value="-0.601">
            <text:p>-0,601</text:p>
          </table:table-cell>
          <table:table-cell table:style-name="ce2" office:value-type="float" office:value="2.209">
            <text:p>2,209</text:p>
          </table:table-cell>
          <table:table-cell table:style-name="ce2" office:value-type="float" office:value="12.503">
            <text:p>12,503</text:p>
          </table:table-cell>
          <table:table-cell table:style-name="ce2" office:value-type="float" office:value="12.721">
            <text:p>12,721</text:p>
          </table:table-cell>
          <table:table-cell table:number-columns-repeated="1015"/>
        </table:table-row>
        <table:table-row table:style-name="ro1">
          <table:table-cell table:style-name="ce2" office:value-type="float" office:value="26.832">
            <text:p>26,832</text:p>
          </table:table-cell>
          <table:table-cell table:style-name="ce2" office:value-type="float" office:value="-0.747446">
            <text:p>-0,747446</text:p>
          </table:table-cell>
          <table:table-cell table:style-name="ce2" office:value-type="float" office:value="2.140648">
            <text:p>2,140648</text:p>
          </table:table-cell>
          <table:table-cell table:style-name="ce2" office:value-type="float" office:value="10.959134">
            <text:p>10,959134</text:p>
          </table:table-cell>
          <table:table-cell table:style-name="ce2" office:value-type="float" office:value="11.191232">
            <text:p>11,191232</text:p>
          </table:table-cell>
          <table:table-cell table:style-name="ce2" office:value-type="float" office:value="-0.656">
            <text:p>-0,656</text:p>
          </table:table-cell>
          <table:table-cell table:style-name="ce2" office:value-type="float" office:value="2.381">
            <text:p>2,381</text:p>
          </table:table-cell>
          <table:table-cell table:style-name="ce2" office:value-type="float" office:value="11.978">
            <text:p>11,978</text:p>
          </table:table-cell>
          <table:table-cell table:style-name="ce2" office:value-type="float" office:value="12.232">
            <text:p>12,232</text:p>
          </table:table-cell>
          <table:table-cell table:number-columns-repeated="1015"/>
        </table:table-row>
        <table:table-row table:style-name="ro1">
          <table:table-cell table:style-name="ce2" office:value-type="float" office:value="26.852">
            <text:p>26,852</text:p>
          </table:table-cell>
          <table:table-cell table:style-name="ce2" office:value-type="float" office:value="-0.641504">
            <text:p>-0,641504</text:p>
          </table:table-cell>
          <table:table-cell table:style-name="ce2" office:value-type="float" office:value="1.500954">
            <text:p>1,500954</text:p>
          </table:table-cell>
          <table:table-cell table:style-name="ce2" office:value-type="float" office:value="11.132576">
            <text:p>11,132576</text:p>
          </table:table-cell>
          <table:table-cell table:style-name="ce2" office:value-type="float" office:value="11.251606">
            <text:p>11,251606</text:p>
          </table:table-cell>
          <table:table-cell table:style-name="ce2" office:value-type="float" office:value="-0.688">
            <text:p>-0,688</text:p>
          </table:table-cell>
          <table:table-cell table:style-name="ce2" office:value-type="float" office:value="2.18">
            <text:p>2,18</text:p>
          </table:table-cell>
          <table:table-cell table:style-name="ce2" office:value-type="float" office:value="11.562">
            <text:p>11,562</text:p>
          </table:table-cell>
          <table:table-cell table:style-name="ce2" office:value-type="float" office:value="11.792">
            <text:p>11,792</text:p>
          </table:table-cell>
          <table:table-cell table:number-columns-repeated="1015"/>
        </table:table-row>
        <table:table-row table:style-name="ro1">
          <table:table-cell table:style-name="ce2" office:value-type="float" office:value="26.872">
            <text:p>26,872</text:p>
          </table:table-cell>
          <table:table-cell table:style-name="ce2" office:value-type="float" office:value="-0.791956">
            <text:p>-0,791956</text:p>
          </table:table-cell>
          <table:table-cell table:style-name="ce2" office:value-type="float" office:value="1.847435">
            <text:p>1,847435</text:p>
          </table:table-cell>
          <table:table-cell table:style-name="ce2" office:value-type="float" office:value="10.503761">
            <text:p>10,503761</text:p>
          </table:table-cell>
          <table:table-cell table:style-name="ce2" office:value-type="float" office:value="10.694354">
            <text:p>10,694354</text:p>
          </table:table-cell>
          <table:table-cell table:style-name="ce2" office:value-type="float" office:value="-0.741">
            <text:p>-0,741</text:p>
          </table:table-cell>
          <table:table-cell table:style-name="ce2" office:value-type="float" office:value="2.012">
            <text:p>2,012</text:p>
          </table:table-cell>
          <table:table-cell table:style-name="ce2" office:value-type="float" office:value="11.081">
            <text:p>11,081</text:p>
          </table:table-cell>
          <table:table-cell table:style-name="ce2" office:value-type="float" office:value="11.292">
            <text:p>11,292</text:p>
          </table:table-cell>
          <table:table-cell table:number-columns-repeated="1015"/>
        </table:table-row>
        <table:table-row table:style-name="ro1">
          <table:table-cell table:style-name="ce2" office:value-type="float" office:value="26.892">
            <text:p>26,892</text:p>
          </table:table-cell>
          <table:table-cell table:style-name="ce2" office:value-type="float" office:value="-0.88923">
            <text:p>-0,88923</text:p>
          </table:table-cell>
          <table:table-cell table:style-name="ce2" office:value-type="float" office:value="2.624062">
            <text:p>2,624062</text:p>
          </table:table-cell>
          <table:table-cell table:style-name="ce2" office:value-type="float" office:value="10.55444">
            <text:p>10,55444</text:p>
          </table:table-cell>
          <table:table-cell table:style-name="ce2" office:value-type="float" office:value="10.91204">
            <text:p>10,91204</text:p>
          </table:table-cell>
          <table:table-cell table:style-name="ce2" office:value-type="float" office:value="-0.768">
            <text:p>-0,768</text:p>
          </table:table-cell>
          <table:table-cell table:style-name="ce2" office:value-type="float" office:value="2.028">
            <text:p>2,028</text:p>
          </table:table-cell>
          <table:table-cell table:style-name="ce2" office:value-type="float" office:value="10.787">
            <text:p>10,787</text:p>
          </table:table-cell>
          <table:table-cell table:style-name="ce2" office:value-type="float" office:value="11.012">
            <text:p>11,012</text:p>
          </table:table-cell>
          <table:table-cell table:number-columns-repeated="1015"/>
        </table:table-row>
        <table:table-row table:style-name="ro1">
          <table:table-cell table:style-name="ce2" office:value-type="float" office:value="26.913">
            <text:p>26,913</text:p>
          </table:table-cell>
          <table:table-cell table:style-name="ce2" office:value-type="float" office:value="-0.776392">
            <text:p>-0,776392</text:p>
          </table:table-cell>
          <table:table-cell table:style-name="ce2" office:value-type="float" office:value="2.428474">
            <text:p>2,428474</text:p>
          </table:table-cell>
          <table:table-cell table:style-name="ce2" office:value-type="float" office:value="10.471471">
            <text:p>10,471471</text:p>
          </table:table-cell>
          <table:table-cell table:style-name="ce2" office:value-type="float" office:value="10.777383">
            <text:p>10,777383</text:p>
          </table:table-cell>
          <table:table-cell table:style-name="ce2" office:value-type="float" office:value="-0.775">
            <text:p>-0,775</text:p>
          </table:table-cell>
          <table:table-cell table:style-name="ce2" office:value-type="float" office:value="2.1">
            <text:p>2,1</text:p>
          </table:table-cell>
          <table:table-cell table:style-name="ce2" office:value-type="float" office:value="10.666">
            <text:p>10,666</text:p>
          </table:table-cell>
          <table:table-cell table:style-name="ce2" office:value-type="float" office:value="10.909">
            <text:p>10,909</text:p>
          </table:table-cell>
          <table:table-cell table:number-columns-repeated="1015"/>
        </table:table-row>
        <table:table-row table:style-name="ro1">
          <table:table-cell table:style-name="ce2" office:value-type="float" office:value="26.933">
            <text:p>26,933</text:p>
          </table:table-cell>
          <table:table-cell table:style-name="ce2" office:value-type="float" office:value="-0.746545">
            <text:p>-0,746545</text:p>
          </table:table-cell>
          <table:table-cell table:style-name="ce2" office:value-type="float" office:value="2.273903">
            <text:p>2,273903</text:p>
          </table:table-cell>
          <table:table-cell table:style-name="ce2" office:value-type="float" office:value="9.801335">
            <text:p>9,801335</text:p>
          </table:table-cell>
          <table:table-cell table:style-name="ce2" office:value-type="float" office:value="10.089308">
            <text:p>10,089308</text:p>
          </table:table-cell>
          <table:table-cell table:style-name="ce2" office:value-type="float" office:value="-0.801">
            <text:p>-0,801</text:p>
          </table:table-cell>
          <table:table-cell table:style-name="ce2" office:value-type="float" office:value="2.293">
            <text:p>2,293</text:p>
          </table:table-cell>
          <table:table-cell table:style-name="ce2" office:value-type="float" office:value="10.333">
            <text:p>10,333</text:p>
          </table:table-cell>
          <table:table-cell table:style-name="ce2" office:value-type="float" office:value="10.618">
            <text:p>10,618</text:p>
          </table:table-cell>
          <table:table-cell table:number-columns-repeated="1015"/>
        </table:table-row>
        <table:table-row table:style-name="ro1">
          <table:table-cell table:style-name="ce2" office:value-type="float" office:value="26.953">
            <text:p>26,953</text:p>
          </table:table-cell>
          <table:table-cell table:style-name="ce2" office:value-type="float" office:value="-0.667307">
            <text:p>-0,667307</text:p>
          </table:table-cell>
          <table:table-cell table:style-name="ce2" office:value-type="float" office:value="2.629814">
            <text:p>2,629814</text:p>
          </table:table-cell>
          <table:table-cell table:style-name="ce2" office:value-type="float" office:value="9.383439">
            <text:p>9,383439</text:p>
          </table:table-cell>
          <table:table-cell table:style-name="ce2" office:value-type="float" office:value="9.767812">
            <text:p>9,767812</text:p>
          </table:table-cell>
          <table:table-cell table:style-name="ce2" office:value-type="float" office:value="-0.77">
            <text:p>-0,77</text:p>
          </table:table-cell>
          <table:table-cell table:style-name="ce2" office:value-type="float" office:value="2.489">
            <text:p>2,489</text:p>
          </table:table-cell>
          <table:table-cell table:style-name="ce2" office:value-type="float" office:value="10.053">
            <text:p>10,053</text:p>
          </table:table-cell>
          <table:table-cell table:style-name="ce2" office:value-type="float" office:value="10.387">
            <text:p>10,387</text:p>
          </table:table-cell>
          <table:table-cell table:number-columns-repeated="1015"/>
        </table:table-row>
        <table:table-row table:style-name="ro1">
          <table:table-cell table:style-name="ce2" office:value-type="float" office:value="26.974">
            <text:p>26,974</text:p>
          </table:table-cell>
          <table:table-cell table:style-name="ce2" office:value-type="float" office:value="-0.433878">
            <text:p>-0,433878</text:p>
          </table:table-cell>
          <table:table-cell table:style-name="ce2" office:value-type="float" office:value="2.925499">
            <text:p>2,925499</text:p>
          </table:table-cell>
          <table:table-cell table:style-name="ce2" office:value-type="float" office:value="9.548333">
            <text:p>9,548333</text:p>
          </table:table-cell>
          <table:table-cell table:style-name="ce2" office:value-type="float" office:value="9.995872">
            <text:p>9,995872</text:p>
          </table:table-cell>
          <table:table-cell table:style-name="ce2" office:value-type="float" office:value="-0.656">
            <text:p>-0,656</text:p>
          </table:table-cell>
          <table:table-cell table:style-name="ce2" office:value-type="float" office:value="2.564">
            <text:p>2,564</text:p>
          </table:table-cell>
          <table:table-cell table:style-name="ce2" office:value-type="float" office:value="9.801">
            <text:p>9,801</text:p>
          </table:table-cell>
          <table:table-cell table:style-name="ce2" office:value-type="float" office:value="10.158">
            <text:p>10,158</text:p>
          </table:table-cell>
          <table:table-cell table:number-columns-repeated="1015"/>
        </table:table-row>
        <table:table-row table:style-name="ro1">
          <table:table-cell table:style-name="ce2" office:value-type="float" office:value="26.994">
            <text:p>26,994</text:p>
          </table:table-cell>
          <table:table-cell table:style-name="ce2" office:value-type="float" office:value="-0.618906">
            <text:p>-0,618906</text:p>
          </table:table-cell>
          <table:table-cell table:style-name="ce2" office:value-type="float" office:value="2.947197">
            <text:p>2,947197</text:p>
          </table:table-cell>
          <table:table-cell table:style-name="ce2" office:value-type="float" office:value="9.216411">
            <text:p>9,216411</text:p>
          </table:table-cell>
          <table:table-cell table:style-name="ce2" office:value-type="float" office:value="9.695939">
            <text:p>9,695939</text:p>
          </table:table-cell>
          <table:table-cell table:style-name="ce2" office:value-type="float" office:value="-0.617">
            <text:p>-0,617</text:p>
          </table:table-cell>
          <table:table-cell table:style-name="ce2" office:value-type="float" office:value="2.694">
            <text:p>2,694</text:p>
          </table:table-cell>
          <table:table-cell table:style-name="ce2" office:value-type="float" office:value="9.487">
            <text:p>9,487</text:p>
          </table:table-cell>
          <table:table-cell table:style-name="ce2" office:value-type="float" office:value="9.887">
            <text:p>9,887</text:p>
          </table:table-cell>
          <table:table-cell table:number-columns-repeated="1015"/>
        </table:table-row>
        <table:table-row table:style-name="ro1">
          <table:table-cell table:style-name="ce2" office:value-type="float" office:value="27.015">
            <text:p>27,015</text:p>
          </table:table-cell>
          <table:table-cell table:style-name="ce2" office:value-type="float" office:value="-0.861017">
            <text:p>-0,861017</text:p>
          </table:table-cell>
          <table:table-cell table:style-name="ce2" office:value-type="float" office:value="2.798012">
            <text:p>2,798012</text:p>
          </table:table-cell>
          <table:table-cell table:style-name="ce2" office:value-type="float" office:value="8.803932">
            <text:p>8,803932</text:p>
          </table:table-cell>
          <table:table-cell table:style-name="ce2" office:value-type="float" office:value="9.277901">
            <text:p>9,277901</text:p>
          </table:table-cell>
          <table:table-cell table:style-name="ce2" office:value-type="float" office:value="-0.645">
            <text:p>-0,645</text:p>
          </table:table-cell>
          <table:table-cell table:style-name="ce2" office:value-type="float" office:value="2.825">
            <text:p>2,825</text:p>
          </table:table-cell>
          <table:table-cell table:style-name="ce2" office:value-type="float" office:value="9.238">
            <text:p>9,238</text:p>
          </table:table-cell>
          <table:table-cell table:style-name="ce2" office:value-type="float" office:value="9.684">
            <text:p>9,684</text:p>
          </table:table-cell>
          <table:table-cell table:number-columns-repeated="1015"/>
        </table:table-row>
        <table:table-row table:style-name="ro1">
          <table:table-cell table:style-name="ce2" office:value-type="float" office:value="27.035">
            <text:p>27,035</text:p>
          </table:table-cell>
          <table:table-cell table:style-name="ce2" office:value-type="float" office:value="-0.304666">
            <text:p>-0,304666</text:p>
          </table:table-cell>
          <table:table-cell table:style-name="ce2" office:value-type="float" office:value="2.941216">
            <text:p>2,941216</text:p>
          </table:table-cell>
          <table:table-cell table:style-name="ce2" office:value-type="float" office:value="8.545668">
            <text:p>8,545668</text:p>
          </table:table-cell>
          <table:table-cell table:style-name="ce2" office:value-type="float" office:value="9.042787">
            <text:p>9,042787</text:p>
          </table:table-cell>
          <table:table-cell table:style-name="ce2" office:value-type="float" office:value="-0.555">
            <text:p>-0,555</text:p>
          </table:table-cell>
          <table:table-cell table:style-name="ce2" office:value-type="float" office:value="2.903">
            <text:p>2,903</text:p>
          </table:table-cell>
          <table:table-cell table:style-name="ce2" office:value-type="float" office:value="9.029">
            <text:p>9,029</text:p>
          </table:table-cell>
          <table:table-cell table:style-name="ce2" office:value-type="float" office:value="9.503">
            <text:p>9,503</text:p>
          </table:table-cell>
          <table:table-cell table:number-columns-repeated="1015"/>
        </table:table-row>
        <table:table-row table:style-name="ro1">
          <table:table-cell table:style-name="ce2" office:value-type="float" office:value="27.056">
            <text:p>27,056</text:p>
          </table:table-cell>
          <table:table-cell table:style-name="ce2" office:value-type="float" office:value="-0.133554">
            <text:p>-0,133554</text:p>
          </table:table-cell>
          <table:table-cell table:style-name="ce2" office:value-type="float" office:value="2.872002">
            <text:p>2,872002</text:p>
          </table:table-cell>
          <table:table-cell table:style-name="ce2" office:value-type="float" office:value="8.513766">
            <text:p>8,513766</text:p>
          </table:table-cell>
          <table:table-cell table:style-name="ce2" office:value-type="float" office:value="8.986125">
            <text:p>8,986125</text:p>
          </table:table-cell>
          <table:table-cell table:style-name="ce2" office:value-type="float" office:value="-0.48">
            <text:p>-0,48</text:p>
          </table:table-cell>
          <table:table-cell table:style-name="ce2" office:value-type="float" office:value="2.89">
            <text:p>2,89</text:p>
          </table:table-cell>
          <table:table-cell table:style-name="ce2" office:value-type="float" office:value="8.77">
            <text:p>8,77</text:p>
          </table:table-cell>
          <table:table-cell table:style-name="ce2" office:value-type="float" office:value="9.251">
            <text:p>9,251</text:p>
          </table:table-cell>
          <table:table-cell table:number-columns-repeated="1015"/>
        </table:table-row>
        <table:table-row table:style-name="ro1">
          <table:table-cell table:style-name="ce2" office:value-type="float" office:value="27.076">
            <text:p>27,076</text:p>
          </table:table-cell>
          <table:table-cell table:style-name="ce2" office:value-type="float" office:value="-0.550226">
            <text:p>-0,550226</text:p>
          </table:table-cell>
          <table:table-cell table:style-name="ce2" office:value-type="float" office:value="3.030251">
            <text:p>3,030251</text:p>
          </table:table-cell>
          <table:table-cell table:style-name="ce2" office:value-type="float" office:value="7.878366">
            <text:p>7,878366</text:p>
          </table:table-cell>
          <table:table-cell table:style-name="ce2" office:value-type="float" office:value="8.458949">
            <text:p>8,458949</text:p>
          </table:table-cell>
          <table:table-cell table:style-name="ce2" office:value-type="float" office:value="-0.462">
            <text:p>-0,462</text:p>
          </table:table-cell>
          <table:table-cell table:style-name="ce2" office:value-type="float" office:value="2.91">
            <text:p>2,91</text:p>
          </table:table-cell>
          <table:table-cell table:style-name="ce2" office:value-type="float" office:value="8.435">
            <text:p>8,435</text:p>
          </table:table-cell>
          <table:table-cell table:style-name="ce2" office:value-type="float" office:value="8.941">
            <text:p>8,941</text:p>
          </table:table-cell>
          <table:table-cell table:number-columns-repeated="1015"/>
        </table:table-row>
        <table:table-row table:style-name="ro1">
          <table:table-cell table:style-name="ce2" office:value-type="float" office:value="27.096">
            <text:p>27,096</text:p>
          </table:table-cell>
          <table:table-cell table:style-name="ce2" office:value-type="float" office:value="-0.724771">
            <text:p>-0,724771</text:p>
          </table:table-cell>
          <table:table-cell table:style-name="ce2" office:value-type="float" office:value="3.099983">
            <text:p>3,099983</text:p>
          </table:table-cell>
          <table:table-cell table:style-name="ce2" office:value-type="float" office:value="7.542691">
            <text:p>7,542691</text:p>
          </table:table-cell>
          <table:table-cell table:style-name="ce2" office:value-type="float" office:value="8.187025">
            <text:p>8,187025</text:p>
          </table:table-cell>
          <table:table-cell table:style-name="ce2" office:value-type="float" office:value="-0.428">
            <text:p>-0,428</text:p>
          </table:table-cell>
          <table:table-cell table:style-name="ce2" office:value-type="float" office:value="2.986">
            <text:p>2,986</text:p>
          </table:table-cell>
          <table:table-cell table:style-name="ce2" office:value-type="float" office:value="8.12">
            <text:p>8,12</text:p>
          </table:table-cell>
          <table:table-cell table:style-name="ce2" office:value-type="float" office:value="8.669">
            <text:p>8,669</text:p>
          </table:table-cell>
          <table:table-cell table:number-columns-repeated="1015"/>
        </table:table-row>
        <table:table-row table:style-name="ro1">
          <table:table-cell table:style-name="ce2" office:value-type="float" office:value="27.116">
            <text:p>27,116</text:p>
          </table:table-cell>
          <table:table-cell table:style-name="ce2" office:value-type="float" office:value="-0.541315">
            <text:p>-0,541315</text:p>
          </table:table-cell>
          <table:table-cell table:style-name="ce2" office:value-type="float" office:value="3.380775">
            <text:p>3,380775</text:p>
          </table:table-cell>
          <table:table-cell table:style-name="ce2" office:value-type="float" office:value="7.238404">
            <text:p>7,238404</text:p>
          </table:table-cell>
          <table:table-cell table:style-name="ce2" office:value-type="float" office:value="8.007319">
            <text:p>8,007319</text:p>
          </table:table-cell>
          <table:table-cell table:style-name="ce2" office:value-type="float" office:value="-0.487">
            <text:p>-0,487</text:p>
          </table:table-cell>
          <table:table-cell table:style-name="ce2" office:value-type="float" office:value="3.096">
            <text:p>3,096</text:p>
          </table:table-cell>
          <table:table-cell table:style-name="ce2" office:value-type="float" office:value="7.793">
            <text:p>7,793</text:p>
          </table:table-cell>
          <table:table-cell table:style-name="ce2" office:value-type="float" office:value="8.41">
            <text:p>8,41</text:p>
          </table:table-cell>
          <table:table-cell table:number-columns-repeated="1015"/>
        </table:table-row>
        <table:table-row table:style-name="ro1">
          <table:table-cell table:style-name="ce2" office:value-type="float" office:value="27.137">
            <text:p>27,137</text:p>
          </table:table-cell>
          <table:table-cell table:style-name="ce2" office:value-type="float" office:value="0.007483">
            <text:p>0,007483</text:p>
          </table:table-cell>
          <table:table-cell table:style-name="ce2" office:value-type="float" office:value="4.314659">
            <text:p>4,314659</text:p>
          </table:table-cell>
          <table:table-cell table:style-name="ce2" office:value-type="float" office:value="6.791112">
            <text:p>6,791112</text:p>
          </table:table-cell>
          <table:table-cell table:style-name="ce2" office:value-type="float" office:value="8.045841">
            <text:p>8,045841</text:p>
          </table:table-cell>
          <table:table-cell table:style-name="ce2" office:value-type="float" office:value="-0.452">
            <text:p>-0,452</text:p>
          </table:table-cell>
          <table:table-cell table:style-name="ce2" office:value-type="float" office:value="3.456">
            <text:p>3,456</text:p>
          </table:table-cell>
          <table:table-cell table:style-name="ce2" office:value-type="float" office:value="7.363">
            <text:p>7,363</text:p>
          </table:table-cell>
          <table:table-cell table:style-name="ce2" office:value-type="float" office:value="8.175">
            <text:p>8,175</text:p>
          </table:table-cell>
          <table:table-cell table:number-columns-repeated="1015"/>
        </table:table-row>
        <table:table-row table:style-name="ro1">
          <table:table-cell table:style-name="ce2" office:value-type="float" office:value="27.157">
            <text:p>27,157</text:p>
          </table:table-cell>
          <table:table-cell table:style-name="ce2" office:value-type="float" office:value="0.009131">
            <text:p>0,009131</text:p>
          </table:table-cell>
          <table:table-cell table:style-name="ce2" office:value-type="float" office:value="4.016289">
            <text:p>4,016289</text:p>
          </table:table-cell>
          <table:table-cell table:style-name="ce2" office:value-type="float" office:value="6.326041">
            <text:p>6,326041</text:p>
          </table:table-cell>
          <table:table-cell table:style-name="ce2" office:value-type="float" office:value="7.493294">
            <text:p>7,493294</text:p>
          </table:table-cell>
          <table:table-cell table:style-name="ce2" office:value-type="float" office:value="-0.312">
            <text:p>-0,312</text:p>
          </table:table-cell>
          <table:table-cell table:style-name="ce2" office:value-type="float" office:value="3.703">
            <text:p>3,703</text:p>
          </table:table-cell>
          <table:table-cell table:style-name="ce2" office:value-type="float" office:value="6.975">
            <text:p>6,975</text:p>
          </table:table-cell>
          <table:table-cell table:style-name="ce2" office:value-type="float" office:value="7.933">
            <text:p>7,933</text:p>
          </table:table-cell>
          <table:table-cell table:number-columns-repeated="1015"/>
        </table:table-row>
        <table:table-row table:style-name="ro1">
          <table:table-cell table:style-name="ce2" office:value-type="float" office:value="27.177">
            <text:p>27,177</text:p>
          </table:table-cell>
          <table:table-cell table:style-name="ce2" office:value-type="float" office:value="-0.638513">
            <text:p>-0,638513</text:p>
          </table:table-cell>
          <table:table-cell table:style-name="ce2" office:value-type="float" office:value="3.57531">
            <text:p>3,57531</text:p>
          </table:table-cell>
          <table:table-cell table:style-name="ce2" office:value-type="float" office:value="5.512247">
            <text:p>5,512247</text:p>
          </table:table-cell>
          <table:table-cell table:style-name="ce2" office:value-type="float" office:value="6.601167">
            <text:p>6,601167</text:p>
          </table:table-cell>
          <table:table-cell table:style-name="ce2" office:value-type="float" office:value="-0.291">
            <text:p>-0,291</text:p>
          </table:table-cell>
          <table:table-cell table:style-name="ce2" office:value-type="float" office:value="3.822">
            <text:p>3,822</text:p>
          </table:table-cell>
          <table:table-cell table:style-name="ce2" office:value-type="float" office:value="6.467">
            <text:p>6,467</text:p>
          </table:table-cell>
          <table:table-cell table:style-name="ce2" office:value-type="float" office:value="7.537">
            <text:p>7,537</text:p>
          </table:table-cell>
          <table:table-cell table:number-columns-repeated="1015"/>
        </table:table-row>
        <table:table-row table:style-name="ro1">
          <table:table-cell table:style-name="ce2" office:value-type="float" office:value="27.197">
            <text:p>27,197</text:p>
          </table:table-cell>
          <table:table-cell table:style-name="ce2" office:value-type="float" office:value="-0.992105">
            <text:p>-0,992105</text:p>
          </table:table-cell>
          <table:table-cell table:style-name="ce2" office:value-type="float" office:value="3.191109">
            <text:p>3,191109</text:p>
          </table:table-cell>
          <table:table-cell table:style-name="ce2" office:value-type="float" office:value="4.023958">
            <text:p>4,023958</text:p>
          </table:table-cell>
          <table:table-cell table:style-name="ce2" office:value-type="float" office:value="5.230649">
            <text:p>5,230649</text:p>
          </table:table-cell>
          <table:table-cell table:style-name="ce2" office:value-type="float" office:value="-0.404">
            <text:p>-0,404</text:p>
          </table:table-cell>
          <table:table-cell table:style-name="ce2" office:value-type="float" office:value="3.774">
            <text:p>3,774</text:p>
          </table:table-cell>
          <table:table-cell table:style-name="ce2" office:value-type="float" office:value="5.663">
            <text:p>5,663</text:p>
          </table:table-cell>
          <table:table-cell table:style-name="ce2" office:value-type="float" office:value="6.843">
            <text:p>6,843</text:p>
          </table:table-cell>
          <table:table-cell table:number-columns-repeated="1015"/>
        </table:table-row>
        <table:table-row table:style-name="ro1">
          <table:table-cell table:style-name="ce2" office:value-type="float" office:value="27.218">
            <text:p>27,218</text:p>
          </table:table-cell>
          <table:table-cell table:style-name="ce2" office:value-type="float" office:value="-0.558679">
            <text:p>-0,558679</text:p>
          </table:table-cell>
          <table:table-cell table:style-name="ce2" office:value-type="float" office:value="2.683907">
            <text:p>2,683907</text:p>
          </table:table-cell>
          <table:table-cell table:style-name="ce2" office:value-type="float" office:value="3.278794">
            <text:p>3,278794</text:p>
          </table:table-cell>
          <table:table-cell table:style-name="ce2" office:value-type="float" office:value="4.27387">
            <text:p>4,27387</text:p>
          </table:table-cell>
          <table:table-cell table:style-name="ce2" office:value-type="float" office:value="-0.545">
            <text:p>-0,545</text:p>
          </table:table-cell>
          <table:table-cell table:style-name="ce2" office:value-type="float" office:value="3.367">
            <text:p>3,367</text:p>
          </table:table-cell>
          <table:table-cell table:style-name="ce2" office:value-type="float" office:value="4.785">
            <text:p>4,785</text:p>
          </table:table-cell>
          <table:table-cell table:style-name="ce2" office:value-type="float" office:value="5.9">
            <text:p>5,9</text:p>
          </table:table-cell>
          <table:table-cell table:number-columns-repeated="1015"/>
        </table:table-row>
        <table:table-row table:style-name="ro1">
          <table:table-cell table:style-name="ce2" office:value-type="float" office:value="27.238">
            <text:p>27,238</text:p>
          </table:table-cell>
          <table:table-cell table:style-name="ce2" office:value-type="float" office:value="-0.060159">
            <text:p>-0,060159</text:p>
          </table:table-cell>
          <table:table-cell table:style-name="ce2" office:value-type="float" office:value="1.499748">
            <text:p>1,499748</text:p>
          </table:table-cell>
          <table:table-cell table:style-name="ce2" office:value-type="float" office:value="3.744021">
            <text:p>3,744021</text:p>
          </table:table-cell>
          <table:table-cell table:style-name="ce2" office:value-type="float" office:value="4.033678">
            <text:p>4,033678</text:p>
          </table:table-cell>
          <table:table-cell table:style-name="ce2" office:value-type="float" office:value="-0.562">
            <text:p>-0,562</text:p>
          </table:table-cell>
          <table:table-cell table:style-name="ce2" office:value-type="float" office:value="2.738">
            <text:p>2,738</text:p>
          </table:table-cell>
          <table:table-cell table:style-name="ce2" office:value-type="float" office:value="4.14">
            <text:p>4,14</text:p>
          </table:table-cell>
          <table:table-cell table:style-name="ce2" office:value-type="float" office:value="5.035">
            <text:p>5,035</text:p>
          </table:table-cell>
          <table:table-cell table:number-columns-repeated="1015"/>
        </table:table-row>
        <table:table-row table:style-name="ro1">
          <table:table-cell table:style-name="ce2" office:value-type="float" office:value="27.258">
            <text:p>27,258</text:p>
          </table:table-cell>
          <table:table-cell table:style-name="ce2" office:value-type="float" office:value="-0.041895">
            <text:p>-0,041895</text:p>
          </table:table-cell>
          <table:table-cell table:style-name="ce2" office:value-type="float" office:value="0.37104">
            <text:p>0,37104</text:p>
          </table:table-cell>
          <table:table-cell table:style-name="ce2" office:value-type="float" office:value="2.464377">
            <text:p>2,464377</text:p>
          </table:table-cell>
          <table:table-cell table:style-name="ce2" office:value-type="float" office:value="2.492505">
            <text:p>2,492505</text:p>
          </table:table-cell>
          <table:table-cell table:style-name="ce2" office:value-type="float" office:value="-0.413">
            <text:p>-0,413</text:p>
          </table:table-cell>
          <table:table-cell table:style-name="ce2" office:value-type="float" office:value="1.936">
            <text:p>1,936</text:p>
          </table:table-cell>
          <table:table-cell table:style-name="ce2" office:value-type="float" office:value="3.378">
            <text:p>3,378</text:p>
          </table:table-cell>
          <table:table-cell table:style-name="ce2" office:value-type="float" office:value="4.008">
            <text:p>4,008</text:p>
          </table:table-cell>
          <table:table-cell table:number-columns-repeated="1015"/>
        </table:table-row>
        <table:table-row table:style-name="ro2">
          <table:table-cell/>
          <table:table-cell>
            <draw:frame table:end-cell-address="Luegestütz.G87" table:end-x="2.371cm" table:end-y="0.542cm" draw:z-index="0" draw:style-name="gr1" draw:text-style-name="P1" svg:width="15.981cm" svg:height="8.998cm" svg:x="0.475cm" svg:y="0.401cm">
              <draw:object draw:notify-on-update-of-ranges="Luegestütz.A5:Luegestütz.A5 Luegestütz.A6:Luegestütz.A70 Luegestütz.B5:Luegestütz.B5 Luegestütz.B6:Luegestütz.B70 Luegestütz.C5:Luegestütz.C5 Luegestütz.C6:Luegestütz.C70 Luegestütz.D5:Luegestütz.D5 Luegestütz.D6:Luegestütz.D70 Luegestütz.E5:Luegestütz.E5 Luegestütz.E6:Luegestütz.E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5494">
          <table:table-cell table:number-columns-repeated="1024"/>
        </table:table-row>
        <table:table-row table:style-name="ro3" table:number-rows-repeated="30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AT">
      <number:number number:min-integer-digits="1"/>
    </number:number-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14.09.2018</text:date>, <text:time>08:11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uegestütz" style:display-name="PageStyle_Luegestü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08:11:38.97</dc:date>
    <meta:document-statistic meta:table-count="1" meta:cell-count="598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A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99cm" xlink:href=".." xlink:type="simple" chart:class="chart:line" chart:style-name="ch1">
        <chart:title svg:x="6.942cm" svg:y="0.315cm" chart:style-name="ch2">
          <text:p>Liegestütz</text:p>
        </chart:title>
        <chart:legend chart:legend-position="end" svg:x="14.241cm" svg:y="3.401cm" style:legend-expansion="high" chart:style-name="ch3"/>
        <chart:plot-area chart:style-name="ch4" table:cell-range-address="Luegestütz.A5:Luegestütz.E70" chart:data-source-has-labels="both" svg:x="0.769cm" svg:y="1.631cm" svg:width="12.834cm" svg:height="6.769cm">
          <chartooo:coordinate-region svg:x="1.39cm" svg:y="1.843cm" svg:width="11.878cm" svg:height="6.345cm"/>
          <chart:axis chart:dimension="x" chart:name="primary-x" chart:style-name="ch5" chartooo:axis-type="auto">
            <chartooo:date-scale/>
            <chart:categories table:cell-range-address="Luegestütz.A6:Luegestütz.A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egestütz.B6:Luegestütz.B70" chart:label-cell-address="Luegestütz.B5:Luegestütz.B5" chart:class="chart:line">
            <chart:data-point chart:repeated="65"/>
          </chart:series>
          <chart:series chart:style-name="ch8" chart:values-cell-range-address="Luegestütz.C6:Luegestütz.C70" chart:label-cell-address="Luegestütz.C5:Luegestütz.C5" chart:class="chart:line">
            <chart:data-point chart:repeated="65"/>
          </chart:series>
          <chart:series chart:style-name="ch9" chart:values-cell-range-address="Luegestütz.D6:Luegestütz.D70" chart:label-cell-address="Luegestütz.D5:Luegestütz.D5" chart:class="chart:line">
            <chart:data-point chart:repeated="65"/>
          </chart:series>
          <chart:series chart:style-name="ch10" chart:values-cell-range-address="Luegestütz.E6:Luegestütz.E70" chart:label-cell-address="Luegestütz.E5:Luegestütz.E5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Luegestütz.B5:Luegestütz.B5</svg:desc>
                </draw:g>
              </table:table-cell>
              <table:table-cell office:value-type="string">
                <text:p>Y</text:p>
                <draw:g>
                  <svg:desc>Luegestütz.C5:Luegestütz.C5</svg:desc>
                </draw:g>
              </table:table-cell>
              <table:table-cell office:value-type="string">
                <text:p>Z</text:p>
                <draw:g>
                  <svg:desc>Luegestütz.D5:Luegestütz.D5</svg:desc>
                </draw:g>
              </table:table-cell>
              <table:table-cell office:value-type="string">
                <text:p>|V|</text:p>
                <draw:g>
                  <svg:desc>Luegestütz.E5:Luegestütz.E5</svg:desc>
                </draw:g>
              </table:table-cell>
            </table:table-row>
          </table:table-header-rows>
          <table:table-rows>
            <table:table-row>
              <table:table-cell office:value-type="float" office:value="25.958">
                <text:p>30</text:p>
                <draw:g>
                  <svg:desc>Luegestütz.A6:Luegestütz.A70</svg:desc>
                </draw:g>
              </table:table-cell>
              <table:table-cell office:value-type="float" office:value="-0.08111">
                <text:p>-0.08111</text:p>
                <draw:g>
                  <svg:desc>Luegestütz.B6:Luegestütz.B70</svg:desc>
                </draw:g>
              </table:table-cell>
              <table:table-cell office:value-type="float" office:value="4.099037">
                <text:p>4.099037</text:p>
                <draw:g>
                  <svg:desc>Luegestütz.C6:Luegestütz.C70</svg:desc>
                </draw:g>
              </table:table-cell>
              <table:table-cell office:value-type="float" office:value="6.202374">
                <text:p>6.202374</text:p>
                <draw:g>
                  <svg:desc>Luegestütz.D6:Luegestütz.D70</svg:desc>
                </draw:g>
              </table:table-cell>
              <table:table-cell office:value-type="float" office:value="7.434926">
                <text:p>7.434926</text:p>
                <draw:g>
                  <svg:desc>Luegestütz.E6:Luegestütz.E70</svg:desc>
                </draw:g>
              </table:table-cell>
            </table:table-row>
            <table:table-row>
              <table:table-cell office:value-type="float" office:value="25.978">
                <text:p>30</text:p>
              </table:table-cell>
              <table:table-cell office:value-type="float" office:value="-0.606027">
                <text:p>-0.606027</text:p>
              </table:table-cell>
              <table:table-cell office:value-type="float" office:value="4.093346">
                <text:p>4.093346</text:p>
              </table:table-cell>
              <table:table-cell office:value-type="float" office:value="4.771348">
                <text:p>4.771348</text:p>
              </table:table-cell>
              <table:table-cell office:value-type="float" office:value="6.315735">
                <text:p>6.315735</text:p>
              </table:table-cell>
            </table:table-row>
            <table:table-row>
              <table:table-cell office:value-type="float" office:value="25.998">
                <text:p>30</text:p>
              </table:table-cell>
              <table:table-cell office:value-type="float" office:value="-0.913385">
                <text:p>-0.913385</text:p>
              </table:table-cell>
              <table:table-cell office:value-type="float" office:value="3.301689">
                <text:p>3.301689</text:p>
              </table:table-cell>
              <table:table-cell office:value-type="float" office:value="3.66004">
                <text:p>3.66004</text:p>
              </table:table-cell>
              <table:table-cell office:value-type="float" office:value="5.013115">
                <text:p>5.013115</text:p>
              </table:table-cell>
            </table:table-row>
            <table:table-row>
              <table:table-cell office:value-type="float" office:value="26.019">
                <text:p>30</text:p>
              </table:table-cell>
              <table:table-cell office:value-type="float" office:value="-0.499338">
                <text:p>-0.499338</text:p>
              </table:table-cell>
              <table:table-cell office:value-type="float" office:value="1.625893">
                <text:p>1.625893</text:p>
              </table:table-cell>
              <table:table-cell office:value-type="float" office:value="2.235819">
                <text:p>2.235819</text:p>
              </table:table-cell>
              <table:table-cell office:value-type="float" office:value="2.809226">
                <text:p>2.809226</text:p>
              </table:table-cell>
            </table:table-row>
            <table:table-row>
              <table:table-cell office:value-type="float" office:value="26.039">
                <text:p>30</text:p>
              </table:table-cell>
              <table:table-cell office:value-type="float" office:value="0.089636">
                <text:p>0.089636</text:p>
              </table:table-cell>
              <table:table-cell office:value-type="float" office:value="-0.418221">
                <text:p>-0.418221</text:p>
              </table:table-cell>
              <table:table-cell office:value-type="float" office:value="2.144054">
                <text:p>2.144054</text:p>
              </table:table-cell>
              <table:table-cell office:value-type="float" office:value="2.1863">
                <text:p>2.1863</text:p>
              </table:table-cell>
            </table:table-row>
            <table:table-row>
              <table:table-cell office:value-type="float" office:value="26.062">
                <text:p>30</text:p>
              </table:table-cell>
              <table:table-cell office:value-type="float" office:value="0.531592">
                <text:p>0.531592</text:p>
              </table:table-cell>
              <table:table-cell office:value-type="float" office:value="-1.836861">
                <text:p>-1.836861</text:p>
              </table:table-cell>
              <table:table-cell office:value-type="float" office:value="2.020371">
                <text:p>2.020371</text:p>
              </table:table-cell>
              <table:table-cell office:value-type="float" office:value="2.781824">
                <text:p>2.781824</text:p>
              </table:table-cell>
            </table:table-row>
            <table:table-row>
              <table:table-cell office:value-type="float" office:value="26.092">
                <text:p>30</text:p>
              </table:table-cell>
              <table:table-cell office:value-type="float" office:value="-0.395044">
                <text:p>-0.395044</text:p>
              </table:table-cell>
              <table:table-cell office:value-type="float" office:value="-0.221458">
                <text:p>-0.221458</text:p>
              </table:table-cell>
              <table:table-cell office:value-type="float" office:value="0.027324">
                <text:p>0.027324</text:p>
              </table:table-cell>
              <table:table-cell office:value-type="float" office:value="0.453707">
                <text:p>0.453707</text:p>
              </table:table-cell>
            </table:table-row>
            <table:table-row>
              <table:table-cell office:value-type="float" office:value="26.103">
                <text:p>30</text:p>
              </table:table-cell>
              <table:table-cell office:value-type="float" office:value="-0.128091">
                <text:p>-0.128091</text:p>
              </table:table-cell>
              <table:table-cell office:value-type="float" office:value="3.706612">
                <text:p>3.706612</text:p>
              </table:table-cell>
              <table:table-cell office:value-type="float" office:value="2.25497">
                <text:p>2.25497</text:p>
              </table:table-cell>
              <table:table-cell office:value-type="float" office:value="4.340537">
                <text:p>4.340537</text:p>
              </table:table-cell>
            </table:table-row>
            <table:table-row>
              <table:table-cell office:value-type="float" office:value="26.12">
                <text:p>30</text:p>
              </table:table-cell>
              <table:table-cell office:value-type="float" office:value="0.130637">
                <text:p>0.130637</text:p>
              </table:table-cell>
              <table:table-cell office:value-type="float" office:value="3.584877">
                <text:p>3.584877</text:p>
              </table:table-cell>
              <table:table-cell office:value-type="float" office:value="5.495448">
                <text:p>5.495448</text:p>
              </table:table-cell>
              <table:table-cell office:value-type="float" office:value="6.562649">
                <text:p>6.562649</text:p>
              </table:table-cell>
            </table:table-row>
            <table:table-row>
              <table:table-cell office:value-type="float" office:value="26.141">
                <text:p>30</text:p>
              </table:table-cell>
              <table:table-cell office:value-type="float" office:value="-0.692072">
                <text:p>-0.692072</text:p>
              </table:table-cell>
              <table:table-cell office:value-type="float" office:value="3.788017">
                <text:p>3.788017</text:p>
              </table:table-cell>
              <table:table-cell office:value-type="float" office:value="6.655067">
                <text:p>6.655067</text:p>
              </table:table-cell>
              <table:table-cell office:value-type="float" office:value="7.68882">
                <text:p>7.68882</text:p>
              </table:table-cell>
            </table:table-row>
            <table:table-row>
              <table:table-cell office:value-type="float" office:value="26.178">
                <text:p>30</text:p>
              </table:table-cell>
              <table:table-cell office:value-type="float" office:value="-0.898508">
                <text:p>-0.898508</text:p>
              </table:table-cell>
              <table:table-cell office:value-type="float" office:value="2.995079">
                <text:p>2.995079</text:p>
              </table:table-cell>
              <table:table-cell office:value-type="float" office:value="6.546129">
                <text:p>6.546129</text:p>
              </table:table-cell>
              <table:table-cell office:value-type="float" office:value="7.254627">
                <text:p>7.254627</text:p>
              </table:table-cell>
            </table:table-row>
            <table:table-row>
              <table:table-cell office:value-type="float" office:value="26.183">
                <text:p>30</text:p>
              </table:table-cell>
              <table:table-cell office:value-type="float" office:value="-0.06846">
                <text:p>-0.06846</text:p>
              </table:table-cell>
              <table:table-cell office:value-type="float" office:value="2.130333">
                <text:p>2.130333</text:p>
              </table:table-cell>
              <table:table-cell office:value-type="float" office:value="6.599874">
                <text:p>6.599874</text:p>
              </table:table-cell>
              <table:table-cell office:value-type="float" office:value="6.935513">
                <text:p>6.935513</text:p>
              </table:table-cell>
            </table:table-row>
            <table:table-row>
              <table:table-cell office:value-type="float" office:value="26.202">
                <text:p>30</text:p>
              </table:table-cell>
              <table:table-cell office:value-type="float" office:value="0.722296">
                <text:p>0.722296</text:p>
              </table:table-cell>
              <table:table-cell office:value-type="float" office:value="2.268898">
                <text:p>2.268898</text:p>
              </table:table-cell>
              <table:table-cell office:value-type="float" office:value="8.041891">
                <text:p>8.041891</text:p>
              </table:table-cell>
              <table:table-cell office:value-type="float" office:value="8.386991">
                <text:p>8.386991</text:p>
              </table:table-cell>
            </table:table-row>
            <table:table-row>
              <table:table-cell office:value-type="float" office:value="26.222">
                <text:p>30</text:p>
              </table:table-cell>
              <table:table-cell office:value-type="float" office:value="0.161307">
                <text:p>0.161307</text:p>
              </table:table-cell>
              <table:table-cell office:value-type="float" office:value="3.369484">
                <text:p>3.369484</text:p>
              </table:table-cell>
              <table:table-cell office:value-type="float" office:value="8.862177">
                <text:p>8.862177</text:p>
              </table:table-cell>
              <table:table-cell office:value-type="float" office:value="9.48249">
                <text:p>9.48249</text:p>
              </table:table-cell>
            </table:table-row>
            <table:table-row>
              <table:table-cell office:value-type="float" office:value="26.25">
                <text:p>30</text:p>
              </table:table-cell>
              <table:table-cell office:value-type="float" office:value="-1.394098">
                <text:p>-1.394098</text:p>
              </table:table-cell>
              <table:table-cell office:value-type="float" office:value="3.549339">
                <text:p>3.549339</text:p>
              </table:table-cell>
              <table:table-cell office:value-type="float" office:value="9.086329">
                <text:p>9.086329</text:p>
              </table:table-cell>
              <table:table-cell office:value-type="float" office:value="9.854069">
                <text:p>9.854069</text:p>
              </table:table-cell>
            </table:table-row>
            <table:table-row>
              <table:table-cell office:value-type="float" office:value="26.263">
                <text:p>30</text:p>
              </table:table-cell>
              <table:table-cell office:value-type="float" office:value="-0.488565">
                <text:p>-0.488565</text:p>
              </table:table-cell>
              <table:table-cell office:value-type="float" office:value="3.456337">
                <text:p>3.456337</text:p>
              </table:table-cell>
              <table:table-cell office:value-type="float" office:value="8.789655">
                <text:p>8.789655</text:p>
              </table:table-cell>
              <table:table-cell office:value-type="float" office:value="9.457431">
                <text:p>9.457431</text:p>
              </table:table-cell>
            </table:table-row>
            <table:table-row>
              <table:table-cell office:value-type="float" office:value="26.283">
                <text:p>30</text:p>
              </table:table-cell>
              <table:table-cell office:value-type="float" office:value="0.019675">
                <text:p>0.019675</text:p>
              </table:table-cell>
              <table:table-cell office:value-type="float" office:value="3.540886">
                <text:p>3.540886</text:p>
              </table:table-cell>
              <table:table-cell office:value-type="float" office:value="8.993567">
                <text:p>8.993567</text:p>
              </table:table-cell>
              <table:table-cell office:value-type="float" office:value="9.665532">
                <text:p>9.665532</text:p>
              </table:table-cell>
            </table:table-row>
            <table:table-row>
              <table:table-cell office:value-type="float" office:value="26.303">
                <text:p>30</text:p>
              </table:table-cell>
              <table:table-cell office:value-type="float" office:value="-1.23234">
                <text:p>-1.23234</text:p>
              </table:table-cell>
              <table:table-cell office:value-type="float" office:value="2.949898">
                <text:p>2.949898</text:p>
              </table:table-cell>
              <table:table-cell office:value-type="float" office:value="10.468715">
                <text:p>10.468715</text:p>
              </table:table-cell>
              <table:table-cell office:value-type="float" office:value="10.945983">
                <text:p>10.945983</text:p>
              </table:table-cell>
            </table:table-row>
            <table:table-row>
              <table:table-cell office:value-type="float" office:value="26.324">
                <text:p>30</text:p>
              </table:table-cell>
              <table:table-cell office:value-type="float" office:value="-0.617258">
                <text:p>-0.617258</text:p>
              </table:table-cell>
              <table:table-cell office:value-type="float" office:value="3.128334">
                <text:p>3.128334</text:p>
              </table:table-cell>
              <table:table-cell office:value-type="float" office:value="10.636662">
                <text:p>10.636662</text:p>
              </table:table-cell>
              <table:table-cell office:value-type="float" office:value="11.104326">
                <text:p>11.104326</text:p>
              </table:table-cell>
            </table:table-row>
            <table:table-row>
              <table:table-cell office:value-type="float" office:value="26.344">
                <text:p>30</text:p>
              </table:table-cell>
              <table:table-cell office:value-type="float" office:value="-0.027155">
                <text:p>-0.027155</text:p>
              </table:table-cell>
              <table:table-cell office:value-type="float" office:value="3.383247">
                <text:p>3.383247</text:p>
              </table:table-cell>
              <table:table-cell office:value-type="float" office:value="11.847754">
                <text:p>11.847754</text:p>
              </table:table-cell>
              <table:table-cell office:value-type="float" office:value="12.321378">
                <text:p>12.321378</text:p>
              </table:table-cell>
            </table:table-row>
            <table:table-row>
              <table:table-cell office:value-type="float" office:value="26.364">
                <text:p>30</text:p>
              </table:table-cell>
              <table:table-cell office:value-type="float" office:value="-0.762704">
                <text:p>-0.762704</text:p>
              </table:table-cell>
              <table:table-cell office:value-type="float" office:value="3.060768">
                <text:p>3.060768</text:p>
              </table:table-cell>
              <table:table-cell office:value-type="float" office:value="12.035707">
                <text:p>12.035707</text:p>
              </table:table-cell>
              <table:table-cell office:value-type="float" office:value="12.442197">
                <text:p>12.442197</text:p>
              </table:table-cell>
            </table:table-row>
            <table:table-row>
              <table:table-cell office:value-type="float" office:value="26.385">
                <text:p>30</text:p>
              </table:table-cell>
              <table:table-cell office:value-type="float" office:value="-0.081857">
                <text:p>-0.081857</text:p>
              </table:table-cell>
              <table:table-cell office:value-type="float" office:value="3.093391">
                <text:p>3.093391</text:p>
              </table:table-cell>
              <table:table-cell office:value-type="float" office:value="10.851332">
                <text:p>10.851332</text:p>
              </table:table-cell>
              <table:table-cell office:value-type="float" office:value="11.283934">
                <text:p>11.283934</text:p>
              </table:table-cell>
            </table:table-row>
            <table:table-row>
              <table:table-cell office:value-type="float" office:value="26.418">
                <text:p>30</text:p>
              </table:table-cell>
              <table:table-cell office:value-type="float" office:value="-0.207178">
                <text:p>-0.207178</text:p>
              </table:table-cell>
              <table:table-cell office:value-type="float" office:value="3.278267">
                <text:p>3.278267</text:p>
              </table:table-cell>
              <table:table-cell office:value-type="float" office:value="10.574836">
                <text:p>10.574836</text:p>
              </table:table-cell>
              <table:table-cell office:value-type="float" office:value="11.073261">
                <text:p>11.073261</text:p>
              </table:table-cell>
            </table:table-row>
            <table:table-row>
              <table:table-cell office:value-type="float" office:value="26.425">
                <text:p>30</text:p>
              </table:table-cell>
              <table:table-cell office:value-type="float" office:value="-1.636957">
                <text:p>-1.636957</text:p>
              </table:table-cell>
              <table:table-cell office:value-type="float" office:value="3.042824">
                <text:p>3.042824</text:p>
              </table:table-cell>
              <table:table-cell office:value-type="float" office:value="11.152053">
                <text:p>11.152053</text:p>
              </table:table-cell>
              <table:table-cell office:value-type="float" office:value="11.675045">
                <text:p>11.675045</text:p>
              </table:table-cell>
            </table:table-row>
            <table:table-row>
              <table:table-cell office:value-type="float" office:value="26.446">
                <text:p>30</text:p>
              </table:table-cell>
              <table:table-cell office:value-type="float" office:value="-1.529153">
                <text:p>-1.529153</text:p>
              </table:table-cell>
              <table:table-cell office:value-type="float" office:value="2.162056">
                <text:p>2.162056</text:p>
              </table:table-cell>
              <table:table-cell office:value-type="float" office:value="11.903554">
                <text:p>11.903554</text:p>
              </table:table-cell>
              <table:table-cell office:value-type="float" office:value="12.194564">
                <text:p>12.194564</text:p>
              </table:table-cell>
            </table:table-row>
            <table:table-row>
              <table:table-cell office:value-type="float" office:value="26.466">
                <text:p>30</text:p>
              </table:table-cell>
              <table:table-cell office:value-type="float" office:value="-0.01481">
                <text:p>-0.01481</text:p>
              </table:table-cell>
              <table:table-cell office:value-type="float" office:value="2.017952">
                <text:p>2.017952</text:p>
              </table:table-cell>
              <table:table-cell office:value-type="float" office:value="11.209691">
                <text:p>11.209691</text:p>
              </table:table-cell>
              <table:table-cell office:value-type="float" office:value="11.389887">
                <text:p>11.389887</text:p>
              </table:table-cell>
            </table:table-row>
            <table:table-row>
              <table:table-cell office:value-type="float" office:value="26.49">
                <text:p>30</text:p>
              </table:table-cell>
              <table:table-cell office:value-type="float" office:value="0.723349">
                <text:p>0.723349</text:p>
              </table:table-cell>
              <table:table-cell office:value-type="float" office:value="1.727135">
                <text:p>1.727135</text:p>
              </table:table-cell>
              <table:table-cell office:value-type="float" office:value="11.851256">
                <text:p>11.851256</text:p>
              </table:table-cell>
              <table:table-cell office:value-type="float" office:value="11.998271">
                <text:p>11.998271</text:p>
              </table:table-cell>
            </table:table-row>
            <table:table-row>
              <table:table-cell office:value-type="float" office:value="26.507">
                <text:p>30</text:p>
              </table:table-cell>
              <table:table-cell office:value-type="float" office:value="-0.541025">
                <text:p>-0.541025</text:p>
              </table:table-cell>
              <table:table-cell office:value-type="float" office:value="2.358681">
                <text:p>2.358681</text:p>
              </table:table-cell>
              <table:table-cell office:value-type="float" office:value="11.57842">
                <text:p>11.57842</text:p>
              </table:table-cell>
              <table:table-cell office:value-type="float" office:value="11.828604">
                <text:p>11.828604</text:p>
              </table:table-cell>
            </table:table-row>
            <table:table-row>
              <table:table-cell office:value-type="float" office:value="26.528">
                <text:p>30</text:p>
              </table:table-cell>
              <table:table-cell office:value-type="float" office:value="-3.057107">
                <text:p>-3.057107</text:p>
              </table:table-cell>
              <table:table-cell office:value-type="float" office:value="3.451698">
                <text:p>3.451698</text:p>
              </table:table-cell>
              <table:table-cell office:value-type="float" office:value="11.522152">
                <text:p>11.522152</text:p>
              </table:table-cell>
              <table:table-cell office:value-type="float" office:value="12.410484">
                <text:p>12.410484</text:p>
              </table:table-cell>
            </table:table-row>
            <table:table-row>
              <table:table-cell office:value-type="float" office:value="26.548">
                <text:p>30</text:p>
              </table:table-cell>
              <table:table-cell office:value-type="float" office:value="-2.763879">
                <text:p>-2.763879</text:p>
              </table:table-cell>
              <table:table-cell office:value-type="float" office:value="3.12632">
                <text:p>3.12632</text:p>
              </table:table-cell>
              <table:table-cell office:value-type="float" office:value="11.815074">
                <text:p>11.815074</text:p>
              </table:table-cell>
              <table:table-cell office:value-type="float" office:value="12.530318">
                <text:p>12.530318</text:p>
              </table:table-cell>
            </table:table-row>
            <table:table-row>
              <table:table-cell office:value-type="float" office:value="26.58">
                <text:p>30</text:p>
              </table:table-cell>
              <table:table-cell office:value-type="float" office:value="0.261267">
                <text:p>0.261267</text:p>
              </table:table-cell>
              <table:table-cell office:value-type="float" office:value="2.125847">
                <text:p>2.125847</text:p>
              </table:table-cell>
              <table:table-cell office:value-type="float" office:value="12.726051">
                <text:p>12.726051</text:p>
              </table:table-cell>
              <table:table-cell office:value-type="float" office:value="12.905032">
                <text:p>12.905032</text:p>
              </table:table-cell>
            </table:table-row>
            <table:table-row>
              <table:table-cell office:value-type="float" office:value="26.595">
                <text:p>30</text:p>
              </table:table-cell>
              <table:table-cell office:value-type="float" office:value="-0.372522">
                <text:p>-0.372522</text:p>
              </table:table-cell>
              <table:table-cell office:value-type="float" office:value="2.331139">
                <text:p>2.331139</text:p>
              </table:table-cell>
              <table:table-cell office:value-type="float" office:value="13.226714">
                <text:p>13.226714</text:p>
              </table:table-cell>
              <table:table-cell office:value-type="float" office:value="13.435734">
                <text:p>13.435734</text:p>
              </table:table-cell>
            </table:table-row>
            <table:table-row>
              <table:table-cell office:value-type="float" office:value="26.609">
                <text:p>30</text:p>
              </table:table-cell>
              <table:table-cell office:value-type="float" office:value="-0.386148">
                <text:p>-0.386148</text:p>
              </table:table-cell>
              <table:table-cell office:value-type="float" office:value="2.19236">
                <text:p>2.19236</text:p>
              </table:table-cell>
              <table:table-cell office:value-type="float" office:value="13.895682">
                <text:p>13.895682</text:p>
              </table:table-cell>
              <table:table-cell office:value-type="float" office:value="14.072865">
                <text:p>14.072865</text:p>
              </table:table-cell>
            </table:table-row>
            <table:table-row>
              <table:table-cell office:value-type="float" office:value="26.629">
                <text:p>30</text:p>
              </table:table-cell>
              <table:table-cell office:value-type="float" office:value="0.256857">
                <text:p>0.256857</text:p>
              </table:table-cell>
              <table:table-cell office:value-type="float" office:value="1.667793">
                <text:p>1.667793</text:p>
              </table:table-cell>
              <table:table-cell office:value-type="float" office:value="14.458015">
                <text:p>14.458015</text:p>
              </table:table-cell>
              <table:table-cell office:value-type="float" office:value="14.556157">
                <text:p>14.556157</text:p>
              </table:table-cell>
            </table:table-row>
            <table:table-row>
              <table:table-cell office:value-type="float" office:value="26.651">
                <text:p>30</text:p>
              </table:table-cell>
              <table:table-cell office:value-type="float" office:value="-0.553735">
                <text:p>-0.553735</text:p>
              </table:table-cell>
              <table:table-cell office:value-type="float" office:value="2.894081">
                <text:p>2.894081</text:p>
              </table:table-cell>
              <table:table-cell office:value-type="float" office:value="14.230143">
                <text:p>14.230143</text:p>
              </table:table-cell>
              <table:table-cell office:value-type="float" office:value="14.532009">
                <text:p>14.532009</text:p>
              </table:table-cell>
            </table:table-row>
            <table:table-row>
              <table:table-cell office:value-type="float" office:value="26.672">
                <text:p>30</text:p>
              </table:table-cell>
              <table:table-cell office:value-type="float" office:value="-1.431665">
                <text:p>-1.431665</text:p>
              </table:table-cell>
              <table:table-cell office:value-type="float" office:value="3.82946">
                <text:p>3.82946</text:p>
              </table:table-cell>
              <table:table-cell office:value-type="float" office:value="13.667202">
                <text:p>13.667202</text:p>
              </table:table-cell>
              <table:table-cell office:value-type="float" office:value="14.265582">
                <text:p>14.265582</text:p>
              </table:table-cell>
            </table:table-row>
            <table:table-row>
              <table:table-cell office:value-type="float" office:value="26.69">
                <text:p>30</text:p>
              </table:table-cell>
              <table:table-cell office:value-type="float" office:value="-1.430093">
                <text:p>-1.430093</text:p>
              </table:table-cell>
              <table:table-cell office:value-type="float" office:value="3.671074">
                <text:p>3.671074</text:p>
              </table:table-cell>
              <table:table-cell office:value-type="float" office:value="13.03311">
                <text:p>13.03311</text:p>
              </table:table-cell>
              <table:table-cell office:value-type="float" office:value="13.615576">
                <text:p>13.615576</text:p>
              </table:table-cell>
            </table:table-row>
            <table:table-row>
              <table:table-cell office:value-type="float" office:value="26.71">
                <text:p>30</text:p>
              </table:table-cell>
              <table:table-cell office:value-type="float" office:value="-0.831232">
                <text:p>-0.831232</text:p>
              </table:table-cell>
              <table:table-cell office:value-type="float" office:value="2.776085">
                <text:p>2.776085</text:p>
              </table:table-cell>
              <table:table-cell office:value-type="float" office:value="12.579871">
                <text:p>12.579871</text:p>
              </table:table-cell>
              <table:table-cell office:value-type="float" office:value="12.909328">
                <text:p>12.909328</text:p>
              </table:table-cell>
            </table:table-row>
            <table:table-row>
              <table:table-cell office:value-type="float" office:value="26.732">
                <text:p>30</text:p>
              </table:table-cell>
              <table:table-cell office:value-type="float" office:value="-0.370798">
                <text:p>-0.370798</text:p>
              </table:table-cell>
              <table:table-cell office:value-type="float" office:value="1.515923">
                <text:p>1.515923</text:p>
              </table:table-cell>
              <table:table-cell office:value-type="float" office:value="12.951495">
                <text:p>12.951495</text:p>
              </table:table-cell>
              <table:table-cell office:value-type="float" office:value="13.045181">
                <text:p>13.045181</text:p>
              </table:table-cell>
            </table:table-row>
            <table:table-row>
              <table:table-cell office:value-type="float" office:value="26.752">
                <text:p>30</text:p>
              </table:table-cell>
              <table:table-cell office:value-type="float" office:value="-0.527399">
                <text:p>-0.527399</text:p>
              </table:table-cell>
              <table:table-cell office:value-type="float" office:value="1.452095">
                <text:p>1.452095</text:p>
              </table:table-cell>
              <table:table-cell office:value-type="float" office:value="13.058675">
                <text:p>13.058675</text:p>
              </table:table-cell>
              <table:table-cell office:value-type="float" office:value="13.149742">
                <text:p>13.149742</text:p>
              </table:table-cell>
            </table:table-row>
            <table:table-row>
              <table:table-cell office:value-type="float" office:value="26.771">
                <text:p>30</text:p>
              </table:table-cell>
              <table:table-cell office:value-type="float" office:value="-0.51214">
                <text:p>-0.51214</text:p>
              </table:table-cell>
              <table:table-cell office:value-type="float" office:value="2.304878">
                <text:p>2.304878</text:p>
              </table:table-cell>
              <table:table-cell office:value-type="float" office:value="12.796518">
                <text:p>12.796518</text:p>
              </table:table-cell>
              <table:table-cell office:value-type="float" office:value="13.012519">
                <text:p>13.012519</text:p>
              </table:table-cell>
            </table:table-row>
            <table:table-row>
              <table:table-cell office:value-type="float" office:value="26.791">
                <text:p>30</text:p>
              </table:table-cell>
              <table:table-cell office:value-type="float" office:value="-0.581277">
                <text:p>-0.581277</text:p>
              </table:table-cell>
              <table:table-cell office:value-type="float" office:value="2.520805">
                <text:p>2.520805</text:p>
              </table:table-cell>
              <table:table-cell office:value-type="float" office:value="12.426419">
                <text:p>12.426419</text:p>
              </table:table-cell>
              <table:table-cell office:value-type="float" office:value="12.692842">
                <text:p>12.692842</text:p>
              </table:table-cell>
            </table:table-row>
            <table:table-row>
              <table:table-cell office:value-type="float" office:value="26.812">
                <text:p>30</text:p>
              </table:table-cell>
              <table:table-cell office:value-type="float" office:value="-0.782602">
                <text:p>-0.782602</text:p>
              </table:table-cell>
              <table:table-cell office:value-type="float" office:value="2.557167">
                <text:p>2.557167</text:p>
              </table:table-cell>
              <table:table-cell office:value-type="float" office:value="11.729489">
                <text:p>11.729489</text:p>
              </table:table-cell>
              <table:table-cell office:value-type="float" office:value="12.030481">
                <text:p>12.030481</text:p>
              </table:table-cell>
            </table:table-row>
            <table:table-row>
              <table:table-cell office:value-type="float" office:value="26.832">
                <text:p>30</text:p>
              </table:table-cell>
              <table:table-cell office:value-type="float" office:value="-0.747446">
                <text:p>-0.747446</text:p>
              </table:table-cell>
              <table:table-cell office:value-type="float" office:value="2.140648">
                <text:p>2.140648</text:p>
              </table:table-cell>
              <table:table-cell office:value-type="float" office:value="10.959134">
                <text:p>10.959134</text:p>
              </table:table-cell>
              <table:table-cell office:value-type="float" office:value="11.191232">
                <text:p>11.191232</text:p>
              </table:table-cell>
            </table:table-row>
            <table:table-row>
              <table:table-cell office:value-type="float" office:value="26.852">
                <text:p>30</text:p>
              </table:table-cell>
              <table:table-cell office:value-type="float" office:value="-0.641504">
                <text:p>-0.641504</text:p>
              </table:table-cell>
              <table:table-cell office:value-type="float" office:value="1.500954">
                <text:p>1.500954</text:p>
              </table:table-cell>
              <table:table-cell office:value-type="float" office:value="11.132576">
                <text:p>11.132576</text:p>
              </table:table-cell>
              <table:table-cell office:value-type="float" office:value="11.251606">
                <text:p>11.251606</text:p>
              </table:table-cell>
            </table:table-row>
            <table:table-row>
              <table:table-cell office:value-type="float" office:value="26.872">
                <text:p>30</text:p>
              </table:table-cell>
              <table:table-cell office:value-type="float" office:value="-0.791956">
                <text:p>-0.791956</text:p>
              </table:table-cell>
              <table:table-cell office:value-type="float" office:value="1.847435">
                <text:p>1.847435</text:p>
              </table:table-cell>
              <table:table-cell office:value-type="float" office:value="10.503761">
                <text:p>10.503761</text:p>
              </table:table-cell>
              <table:table-cell office:value-type="float" office:value="10.694354">
                <text:p>10.694354</text:p>
              </table:table-cell>
            </table:table-row>
            <table:table-row>
              <table:table-cell office:value-type="float" office:value="26.892">
                <text:p>30</text:p>
              </table:table-cell>
              <table:table-cell office:value-type="float" office:value="-0.88923">
                <text:p>-0.88923</text:p>
              </table:table-cell>
              <table:table-cell office:value-type="float" office:value="2.624062">
                <text:p>2.624062</text:p>
              </table:table-cell>
              <table:table-cell office:value-type="float" office:value="10.55444">
                <text:p>10.55444</text:p>
              </table:table-cell>
              <table:table-cell office:value-type="float" office:value="10.91204">
                <text:p>10.91204</text:p>
              </table:table-cell>
            </table:table-row>
            <table:table-row>
              <table:table-cell office:value-type="float" office:value="26.913">
                <text:p>30</text:p>
              </table:table-cell>
              <table:table-cell office:value-type="float" office:value="-0.776392">
                <text:p>-0.776392</text:p>
              </table:table-cell>
              <table:table-cell office:value-type="float" office:value="2.428474">
                <text:p>2.428474</text:p>
              </table:table-cell>
              <table:table-cell office:value-type="float" office:value="10.471471">
                <text:p>10.471471</text:p>
              </table:table-cell>
              <table:table-cell office:value-type="float" office:value="10.777383">
                <text:p>10.777383</text:p>
              </table:table-cell>
            </table:table-row>
            <table:table-row>
              <table:table-cell office:value-type="float" office:value="26.933">
                <text:p>30</text:p>
              </table:table-cell>
              <table:table-cell office:value-type="float" office:value="-0.746545">
                <text:p>-0.746545</text:p>
              </table:table-cell>
              <table:table-cell office:value-type="float" office:value="2.273903">
                <text:p>2.273903</text:p>
              </table:table-cell>
              <table:table-cell office:value-type="float" office:value="9.801335">
                <text:p>9.801335</text:p>
              </table:table-cell>
              <table:table-cell office:value-type="float" office:value="10.089308">
                <text:p>10.089308</text:p>
              </table:table-cell>
            </table:table-row>
            <table:table-row>
              <table:table-cell office:value-type="float" office:value="26.953">
                <text:p>30</text:p>
              </table:table-cell>
              <table:table-cell office:value-type="float" office:value="-0.667307">
                <text:p>-0.667307</text:p>
              </table:table-cell>
              <table:table-cell office:value-type="float" office:value="2.629814">
                <text:p>2.629814</text:p>
              </table:table-cell>
              <table:table-cell office:value-type="float" office:value="9.383439">
                <text:p>9.383439</text:p>
              </table:table-cell>
              <table:table-cell office:value-type="float" office:value="9.767812">
                <text:p>9.767812</text:p>
              </table:table-cell>
            </table:table-row>
            <table:table-row>
              <table:table-cell office:value-type="float" office:value="26.974">
                <text:p>30</text:p>
              </table:table-cell>
              <table:table-cell office:value-type="float" office:value="-0.433878">
                <text:p>-0.433878</text:p>
              </table:table-cell>
              <table:table-cell office:value-type="float" office:value="2.925499">
                <text:p>2.925499</text:p>
              </table:table-cell>
              <table:table-cell office:value-type="float" office:value="9.548333">
                <text:p>9.548333</text:p>
              </table:table-cell>
              <table:table-cell office:value-type="float" office:value="9.995872">
                <text:p>9.995872</text:p>
              </table:table-cell>
            </table:table-row>
            <table:table-row>
              <table:table-cell office:value-type="float" office:value="26.994">
                <text:p>30</text:p>
              </table:table-cell>
              <table:table-cell office:value-type="float" office:value="-0.618906">
                <text:p>-0.618906</text:p>
              </table:table-cell>
              <table:table-cell office:value-type="float" office:value="2.947197">
                <text:p>2.947197</text:p>
              </table:table-cell>
              <table:table-cell office:value-type="float" office:value="9.216411">
                <text:p>9.216411</text:p>
              </table:table-cell>
              <table:table-cell office:value-type="float" office:value="9.695939">
                <text:p>9.695939</text:p>
              </table:table-cell>
            </table:table-row>
            <table:table-row>
              <table:table-cell office:value-type="float" office:value="27.015">
                <text:p>30</text:p>
              </table:table-cell>
              <table:table-cell office:value-type="float" office:value="-0.861017">
                <text:p>-0.861017</text:p>
              </table:table-cell>
              <table:table-cell office:value-type="float" office:value="2.798012">
                <text:p>2.798012</text:p>
              </table:table-cell>
              <table:table-cell office:value-type="float" office:value="8.803932">
                <text:p>8.803932</text:p>
              </table:table-cell>
              <table:table-cell office:value-type="float" office:value="9.277901">
                <text:p>9.277901</text:p>
              </table:table-cell>
            </table:table-row>
            <table:table-row>
              <table:table-cell office:value-type="float" office:value="27.035">
                <text:p>30</text:p>
              </table:table-cell>
              <table:table-cell office:value-type="float" office:value="-0.304666">
                <text:p>-0.304666</text:p>
              </table:table-cell>
              <table:table-cell office:value-type="float" office:value="2.941216">
                <text:p>2.941216</text:p>
              </table:table-cell>
              <table:table-cell office:value-type="float" office:value="8.545668">
                <text:p>8.545668</text:p>
              </table:table-cell>
              <table:table-cell office:value-type="float" office:value="9.042787">
                <text:p>9.042787</text:p>
              </table:table-cell>
            </table:table-row>
            <table:table-row>
              <table:table-cell office:value-type="float" office:value="27.056">
                <text:p>30</text:p>
              </table:table-cell>
              <table:table-cell office:value-type="float" office:value="-0.133554">
                <text:p>-0.133554</text:p>
              </table:table-cell>
              <table:table-cell office:value-type="float" office:value="2.872002">
                <text:p>2.872002</text:p>
              </table:table-cell>
              <table:table-cell office:value-type="float" office:value="8.513766">
                <text:p>8.513766</text:p>
              </table:table-cell>
              <table:table-cell office:value-type="float" office:value="8.986125">
                <text:p>8.986125</text:p>
              </table:table-cell>
            </table:table-row>
            <table:table-row>
              <table:table-cell office:value-type="float" office:value="27.076">
                <text:p>30</text:p>
              </table:table-cell>
              <table:table-cell office:value-type="float" office:value="-0.550226">
                <text:p>-0.550226</text:p>
              </table:table-cell>
              <table:table-cell office:value-type="float" office:value="3.030251">
                <text:p>3.030251</text:p>
              </table:table-cell>
              <table:table-cell office:value-type="float" office:value="7.878366">
                <text:p>7.878366</text:p>
              </table:table-cell>
              <table:table-cell office:value-type="float" office:value="8.458949">
                <text:p>8.458949</text:p>
              </table:table-cell>
            </table:table-row>
            <table:table-row>
              <table:table-cell office:value-type="float" office:value="27.096">
                <text:p>30</text:p>
              </table:table-cell>
              <table:table-cell office:value-type="float" office:value="-0.724771">
                <text:p>-0.724771</text:p>
              </table:table-cell>
              <table:table-cell office:value-type="float" office:value="3.099983">
                <text:p>3.099983</text:p>
              </table:table-cell>
              <table:table-cell office:value-type="float" office:value="7.542691">
                <text:p>7.542691</text:p>
              </table:table-cell>
              <table:table-cell office:value-type="float" office:value="8.187025">
                <text:p>8.187025</text:p>
              </table:table-cell>
            </table:table-row>
            <table:table-row>
              <table:table-cell office:value-type="float" office:value="27.116">
                <text:p>30</text:p>
              </table:table-cell>
              <table:table-cell office:value-type="float" office:value="-0.541315">
                <text:p>-0.541315</text:p>
              </table:table-cell>
              <table:table-cell office:value-type="float" office:value="3.380775">
                <text:p>3.380775</text:p>
              </table:table-cell>
              <table:table-cell office:value-type="float" office:value="7.238404">
                <text:p>7.238404</text:p>
              </table:table-cell>
              <table:table-cell office:value-type="float" office:value="8.007319">
                <text:p>8.007319</text:p>
              </table:table-cell>
            </table:table-row>
            <table:table-row>
              <table:table-cell office:value-type="float" office:value="27.137">
                <text:p>30</text:p>
              </table:table-cell>
              <table:table-cell office:value-type="float" office:value="0.007483">
                <text:p>0.007483</text:p>
              </table:table-cell>
              <table:table-cell office:value-type="float" office:value="4.314659">
                <text:p>4.314659</text:p>
              </table:table-cell>
              <table:table-cell office:value-type="float" office:value="6.791112">
                <text:p>6.791112</text:p>
              </table:table-cell>
              <table:table-cell office:value-type="float" office:value="8.045841">
                <text:p>8.045841</text:p>
              </table:table-cell>
            </table:table-row>
            <table:table-row>
              <table:table-cell office:value-type="float" office:value="27.157">
                <text:p>30</text:p>
              </table:table-cell>
              <table:table-cell office:value-type="float" office:value="0.009131">
                <text:p>0.009131</text:p>
              </table:table-cell>
              <table:table-cell office:value-type="float" office:value="4.016289">
                <text:p>4.016289</text:p>
              </table:table-cell>
              <table:table-cell office:value-type="float" office:value="6.326041">
                <text:p>6.326041</text:p>
              </table:table-cell>
              <table:table-cell office:value-type="float" office:value="7.493294">
                <text:p>7.493294</text:p>
              </table:table-cell>
            </table:table-row>
            <table:table-row>
              <table:table-cell office:value-type="float" office:value="27.177">
                <text:p>30</text:p>
              </table:table-cell>
              <table:table-cell office:value-type="float" office:value="-0.638513">
                <text:p>-0.638513</text:p>
              </table:table-cell>
              <table:table-cell office:value-type="float" office:value="3.57531">
                <text:p>3.57531</text:p>
              </table:table-cell>
              <table:table-cell office:value-type="float" office:value="5.512247">
                <text:p>5.512247</text:p>
              </table:table-cell>
              <table:table-cell office:value-type="float" office:value="6.601167">
                <text:p>6.601167</text:p>
              </table:table-cell>
            </table:table-row>
            <table:table-row>
              <table:table-cell office:value-type="float" office:value="27.197">
                <text:p>30</text:p>
              </table:table-cell>
              <table:table-cell office:value-type="float" office:value="-0.992105">
                <text:p>-0.992105</text:p>
              </table:table-cell>
              <table:table-cell office:value-type="float" office:value="3.191109">
                <text:p>3.191109</text:p>
              </table:table-cell>
              <table:table-cell office:value-type="float" office:value="4.023958">
                <text:p>4.023958</text:p>
              </table:table-cell>
              <table:table-cell office:value-type="float" office:value="5.230649">
                <text:p>5.230649</text:p>
              </table:table-cell>
            </table:table-row>
            <table:table-row>
              <table:table-cell office:value-type="float" office:value="27.218">
                <text:p>30</text:p>
              </table:table-cell>
              <table:table-cell office:value-type="float" office:value="-0.558679">
                <text:p>-0.558679</text:p>
              </table:table-cell>
              <table:table-cell office:value-type="float" office:value="2.683907">
                <text:p>2.683907</text:p>
              </table:table-cell>
              <table:table-cell office:value-type="float" office:value="3.278794">
                <text:p>3.278794</text:p>
              </table:table-cell>
              <table:table-cell office:value-type="float" office:value="4.27387">
                <text:p>4.27387</text:p>
              </table:table-cell>
            </table:table-row>
            <table:table-row>
              <table:table-cell office:value-type="float" office:value="27.238">
                <text:p>30</text:p>
              </table:table-cell>
              <table:table-cell office:value-type="float" office:value="-0.060159">
                <text:p>-0.060159</text:p>
              </table:table-cell>
              <table:table-cell office:value-type="float" office:value="1.499748">
                <text:p>1.499748</text:p>
              </table:table-cell>
              <table:table-cell office:value-type="float" office:value="3.744021">
                <text:p>3.744021</text:p>
              </table:table-cell>
              <table:table-cell office:value-type="float" office:value="4.033678">
                <text:p>4.033678</text:p>
              </table:table-cell>
            </table:table-row>
            <table:table-row>
              <table:table-cell office:value-type="float" office:value="27.258">
                <text:p>30</text:p>
              </table:table-cell>
              <table:table-cell office:value-type="float" office:value="-0.041895">
                <text:p>-0.041895</text:p>
              </table:table-cell>
              <table:table-cell office:value-type="float" office:value="0.37104">
                <text:p>0.37104</text:p>
              </table:table-cell>
              <table:table-cell office:value-type="float" office:value="2.464377">
                <text:p>2.464377</text:p>
              </table:table-cell>
              <table:table-cell office:value-type="float" office:value="2.492505">
                <text:p>2.492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